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Planilha1" table:style-name="ta1">
        <table:table-row>
          <table:table-cell office:value-type="string">
            <text:p>DATA_REF</text:p>
          </table:table-cell>
          <table:table-cell office:value-type="string">
            <text:p>HORA_REF</text:p>
          </table:table-cell>
          <table:table-cell office:value-type="string">
            <text:p>DIA_DA_SEMANA</text:p>
          </table:table-cell>
          <table:table-cell office:value-type="string">
            <text:p>HORA_INTEIRA</text:p>
          </table:table-cell>
          <table:table-cell office:value-type="string">
            <text:p>COD_IDENTIFICACAO_LIGACAO</text:p>
          </table:table-cell>
          <table:table-cell office:value-type="string">
            <text:p>NOM_HABILIDADE</text:p>
          </table:table-cell>
          <table:table-cell office:value-type="string">
            <text:p>ENDERECO_ORIGEM</text:p>
          </table:table-cell>
          <table:table-cell office:value-type="string">
            <text:p>COD_URA</text:p>
          </table:table-cell>
          <table:table-cell office:value-type="string">
            <text:p>NOME_URA</text:p>
          </table:table-cell>
          <table:table-cell office:value-type="string">
            <text:p>EVENTOS</text:p>
          </table:table-cell>
          <table:table-cell office:value-type="string">
            <text:p>FLUXO</text:p>
          </table:table-cell>
          <table:table-cell office:value-type="string">
            <text:p>NAVEGACAO</text:p>
          </table:table-cell>
          <table:table-cell office:value-type="string">
            <text:p>VALIDACAO</text:p>
          </table:table-cell>
          <table:table-cell office:value-type="string">
            <text:p>ENTRADAS</text:p>
          </table:table-cell>
          <table:table-cell office:value-type="string">
            <text:p>INDICADOR</text:p>
          </table:table-cell>
          <table:table-cell office:value-type="string">
            <text:p>DURACAO</text:p>
          </table:table-cell>
          <table:table-cell office:value-type="string">
            <text:p>IDENTIFICACAO</text:p>
          </table:table-cell>
          <table:table-cell office:value-type="string">
            <text:p>ULTIMO_PONTO</text:p>
          </table:table-cell>
          <table:table-cell office:value-type="string">
            <text:p>PRODUTO_DEV</text:p>
          </table:table-cell>
          <table:table-cell office:value-type="string">
            <text:p>EMPRESA</text:p>
          </table:table-cell>
          <table:table-cell office:value-type="string">
            <text:p>PRODUTO</text:p>
          </table:table-cell>
          <table:table-cell office:value-type="string">
            <text:p>PROCESSO</text:p>
          </table:table-cell>
          <table:table-cell office:value-type="string">
            <text:p>TIPO_SERVICO</text:p>
          </table:table-cell>
          <table:table-cell office:value-type="string">
            <text:p>TMP_TIMESTAMP</text:p>
          </table:table-cell>
          <table:table-cell office:value-type="string">
            <text:p>DT_PROCESSAMENTO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127314814814815</text:p>
          </table:table-cell>
          <table:table-cell office:value-type="float" office:value="4">
            <text:p>4</text:p>
          </table:table-cell>
          <table:table-cell office:value-type="string">
            <text:p>17</text:p>
          </table:table-cell>
          <table:table-cell office:value-type="string">
            <text:p>684038647282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,inicio_menu|cliente_identificado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Carro_Casa_Unificado|Menu_Carro_Casa_Unificado|Menu_Carro_Casa_Unificado|Menu_Principal_Dinamico_Auto|Menu_Principal_Dinamico_Auto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7|10073|10858|10866|10071|10733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Auto|Menu_Produtos_Dinamico_Cliente|Auto|Sim|Menu_Carro_Casa_Unificado|Identificado||</text:p>
          </table:table-cell>
          <table:table-cell office:value-type="string">
            <text:p>|||||||||||||||01409306631|01409306631|||||||||||||||||||||||||||||||||||||1_Produtos||||||||||||||1||1|||||</text:p>
          </table:table-cell>
          <table:table-cell office:value-type="string">
            <text:p>Abandono</text:p>
          </table:table-cell>
          <table:table-cell office:value-type="string">
            <text:p>97</text:p>
          </table:table-cell>
          <table:table-cell office:value-type="string">
            <text:p>014XXXXXXXX</text:p>
          </table:table-cell>
          <table:table-cell office:value-type="string">
            <text:p>10733</text:p>
          </table:table-cell>
          <table:table-cell office:value-type="string">
            <text:p>PORTO/(AUTO):AUTO/NAO_DEFINID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NAO_DEFINIDO</text:p>
          </table:table-cell>
          <table:table-cell/>
          <table:table-cell office:value-type="string">
            <text:p>01/10/2025 17:22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5109490740740741</text:p>
          </table:table-cell>
          <table:table-cell office:value-type="float" office:value="4">
            <text:p>4</text:p>
          </table:table-cell>
          <table:table-cell office:value-type="string">
            <text:p>12</text:p>
          </table:table-cell>
          <table:table-cell office:value-type="string">
            <text:p>683861221801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menu_principal|menu_principal|origem_333|inicio_menu|cliente_identificado|menu_dinamico|,inicio_menu|origem_menu|origem_auto|origem_identificada|inicio_menu|identificar_marca|identificar_seguro|origem_menu_idoso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Carro_Casa_Unificado|Menu_Carro_Casa_Unificado|Menu_Principal_Dinamico_Auto|Menu_Principal_Dinamico_Auto|Menu_Principal_Dinamico_Auto|Desambiguacao_Direcionamentos|Desambiguacao_Direcionamentos|Desambiguacao_Direcionamentos|,Desambiguacao_Direcionamentos|Menu_Servicos_Agendados|Menu_Servicos_Agendados|Menu_Servicos_Agendados|Menu_Servicos_Agendados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|,10647|10073|10860|10864|10858|10866|10071|10733|10739|10083|12541|12550|12587|10079|15682|15683|11045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Silencio|Repete_Opcoes|Auto|Sim|Menu_Carro_Casa_Unificado|Identificado|Servico_Agendado|Menu_Principal_Dinamico_Auto|Menu_Auto_Dinamico|Servico_Agendado|333_Porto|Desambiguacao_Direcionamentos|Porto|Casa_Carro|Demais_Clientes||</text:p>
          </table:table-cell>
          <table:table-cell office:value-type="string">
            <text:p>|||||||||||||||17747405839|17747405839|||||||||||||||||||||||||||||||||1_Produtos||||||||||||||1||||1||||2||||||||||</text:p>
          </table:table-cell>
          <table:table-cell office:value-type="string">
            <text:p>Abandono</text:p>
          </table:table-cell>
          <table:table-cell office:value-type="string">
            <text:p>76</text:p>
          </table:table-cell>
          <table:table-cell office:value-type="string">
            <text:p>014XXXXXXXX</text:p>
          </table:table-cell>
          <table:table-cell office:value-type="string">
            <text:p>11045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/>
          <table:table-cell office:value-type="string">
            <text:p>01/10/2025 12:2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216782407407407</text:p>
          </table:table-cell>
          <table:table-cell office:value-type="float" office:value="4">
            <text:p>4</text:p>
          </table:table-cell>
          <table:table-cell office:value-type="string">
            <text:p>17</text:p>
          </table:table-cell>
          <table:table-cell office:value-type="string">
            <text:p>684038665097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tipo_documento|vaidacao_numero_sinistro|submenu_sinistro_terceiro|submenu_sinistro_terceiros|submenu_sinistro_terceiro|atendimento_encerrado|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Inicio_Identificacao_Cliente|Inicio_Identificacao_Cliente|Inicio_Identificacao_Cliente|Inicio_Identificacao_Cliente|Inicio_Identifica_Cliente|Finalizada_Chamada|Finalizada_Chamada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0|15647|41036|41106|44002|41007|50001|41077|45067|45063|45068|20388|10001|20001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nistro_Auto|Menu_Sinistro_Unificado|Acompanhamento_Auto|Outras_Marcas|Produto_Frota_Nao|Nâo|Sinistro_Auto_Terceiros|Cliente_Identificado|Numero_Sinistro|Inicio_531|Silencio|Repete_Opcoes|Else_Invalido|Silencio|Inicio_Identifica_Cliente|,audio_geral_finaliza_chamada_encerra_porto.wav|</text:p>
          </table:table-cell>
          <table:table-cell office:value-type="string">
            <text:p>|||||||||||||||57395993691|57395993691|||||||||||||||||||||||||||||||||||||1_Produtos||||||||||||||2|||2||3||||2||5312025526887||||||||</text:p>
          </table:table-cell>
          <table:table-cell office:value-type="string">
            <text:p>Desconexao</text:p>
          </table:table-cell>
          <table:table-cell office:value-type="string">
            <text:p>197</text:p>
          </table:table-cell>
          <table:table-cell office:value-type="string">
            <text:p>014XXXXXXXX</text:p>
          </table:table-cell>
          <table:table-cell office:value-type="string">
            <text:p>20001</text:p>
          </table:table-cell>
          <table:table-cell office:value-type="string">
            <text:p>PORTO/(AUTO):NAO_ESCOLHIDO/SINISTRO_POSICAO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SINISTRO_POSICAO</text:p>
          </table:table-cell>
          <table:table-cell/>
          <table:table-cell office:value-type="string">
            <text:p>01/10/2025 17:10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532638888888888</text:p>
          </table:table-cell>
          <table:table-cell office:value-type="float" office:value="4">
            <text:p>4</text:p>
          </table:table-cell>
          <table:table-cell office:value-type="string">
            <text:p>18</text:p>
          </table:table-cell>
          <table:table-cell office:value-type="string">
            <text:p>684038722440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sucesso_api|sucesso_api|submenu|inicio_menu|origem_identificada|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Outros_Assuntos_Cliente_Identificado|Menu_Outros_Assuntos_Cliente_Identificado|Menu_Outros_Assuntos_Cliente_Identificado|Menu_Outros_Assuntos_Cliente_Identificado||</text:p>
          </table:table-cell>
          <table:table-cell office:value-type="string">
            <text:p>10023|10583|10589|10599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2|10074|10880|15647|41036|41106|44001|41011|11743|11742|45002|10076|10930|10939|10943|</text:p>
          </table:table-cell>
          <table:table-cell office:value-type="string">
            <text:p>333_Porto|Chamada_Autorizada|PORTO|Boa_Noit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Acompanhamento_Auto|Outras_Marcas|Produto_Frota_Nao|Nâo|Sinistro_Auto_Propria_Apolice|Cpf_Identificado|Falha|Sucesso_Sinistro_Nao_Localizado|Outros_Assuntos|Menu_Posicao_Sinistro_Auto|portoInicio333|Silencio|,Repete_Opcoes||</text:p>
          </table:table-cell>
          <table:table-cell office:value-type="string">
            <text:p>|||||||||||||||12020794667|12020794667|||||||||||||||||||||||||||||||||||||1_Produtos||||||||||||||2|||2||3||||1||||2||||||</text:p>
          </table:table-cell>
          <table:table-cell office:value-type="string">
            <text:p>Abandono</text:p>
          </table:table-cell>
          <table:table-cell office:value-type="string">
            <text:p>186</text:p>
          </table:table-cell>
          <table:table-cell office:value-type="string">
            <text:p>014XXXXXXXX</text:p>
          </table:table-cell>
          <table:table-cell office:value-type="string">
            <text:p>10943</text:p>
          </table:table-cell>
          <table:table-cell office:value-type="string">
            <text:p>PORTO/(AUTO):NAO_ESCOLHIDO/OUTROS_ASSUNTOS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1/10/2025 18:2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081018518518518</text:p>
          </table:table-cell>
          <table:table-cell office:value-type="float" office:value="4">
            <text:p>4</text:p>
          </table:table-cell>
          <table:table-cell office:value-type="string">
            <text:p>9</text:p>
          </table:table-cell>
          <table:table-cell office:value-type="string">
            <text:p>683861038073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|</text:p>
          </table:table-cell>
          <table:table-cell office:value-type="string">
            <text:p>|||||||||||||||38273857840|38273857840|||||||||||||||||||||||||||||||||||||1_Produtos||||||||||||||2||||</text:p>
          </table:table-cell>
          <table:table-cell office:value-type="string">
            <text:p>Abandono</text:p>
          </table:table-cell>
          <table:table-cell office:value-type="string">
            <text:p>110</text:p>
          </table:table-cell>
          <table:table-cell office:value-type="string">
            <text:p>014XXXXXXXX</text:p>
          </table:table-cell>
          <table:table-cell office:value-type="string">
            <text:p>10930</text:p>
          </table:table-cell>
          <table:table-cell office:value-type="string">
            <text:p>PORTO/(AUTO):NAO_ESCOLHIDO/OUTROS_ASSUNTOS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1/10/2025 10:04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321412037037037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683861075895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,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10940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Silencio||</text:p>
          </table:table-cell>
          <table:table-cell office:value-type="string">
            <text:p>|||||||||||||||25152381818|25152381818|||||||||||||||||||||||||||||||||||||3_Produtos||||||||||||||3|||||||</text:p>
          </table:table-cell>
          <table:table-cell office:value-type="string">
            <text:p>Abandono</text:p>
          </table:table-cell>
          <table:table-cell office:value-type="string">
            <text:p>167</text:p>
          </table:table-cell>
          <table:table-cell office:value-type="string">
            <text:p>014XXXXXXXX</text:p>
          </table:table-cell>
          <table:table-cell office:value-type="string">
            <text:p>10940</text:p>
          </table:table-cell>
          <table:table-cell office:value-type="string">
            <text:p>PORTO/(AUTO;VIDA):NAO_ESCOLHIDO/OUTROS_ASSUNTOS</text:p>
          </table:table-cell>
          <table:table-cell office:value-type="string">
            <text:p>PORTO</text:p>
          </table:table-cell>
          <table:table-cell office:value-type="string">
            <text:p>(AUTO;VIDA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1/10/2025 10:05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429050925925926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683861094732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chamada_api_dados|chamada_api_dados|chamada_api|sucesso_api|inicio_menu|produto_identificado|direcionamento_fluxo|inicio_menu|intervalo_22_6|origem_ura_funcionario|cliente_auto_premium|atendimento_prioritario|validacao_cliente_r3|cliente_bllu|produto_frota|ddd_nova_ura|inicio_menu|origem_identificada|,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menu_dinamico|menu_dinamico|atendimento_encerrado|,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Desambigua_Identificacao_Cliente|,Menu_Desambigua_Identificacao_Cliente|Menu_Desambigua_Identificacao_Cliente|Menu_Identificacao_Cliente_333_Porto|Menu_Identificacao_Cliente_333_Porto|Menu_Identificacao_Cliente_333_Porto|Menu_Identificacao_Cliente_333_Porto|Menu_Identificacao_Cliente_333_Porto|Menu_Identificacao_Cliente_333_Porto|Menu_Identificacao_Cliente_333_Porto|Menu_Identificacao_Cliente_333_Porto|,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,Menu_Produtos_Dinamico_Cliente|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Menu_Principal_Dinamico_Auto|Finalizada_Chamada|,Finalizada_Chamada|</text:p>
          </table:table-cell>
          <table:table-cell office:value-type="string">
            <text:p>10023|10583|10589|10595|10611|10617|12037|10004|11014|11016|12001|10619|10077|10949|10015|50013|10551|10559|15001|15001|11547|11549|15001|15003|11559|11563|15001|15003|11559|11565|10066|10623|12061|10078|15661|15664|10504|10567|10954|10959|10976|10961|10067|10627|10629|10633|10637|41025|10080|11743|11628|11640|11642|11644|11642|11644|10978|10980|10067|41030|10647|10073|10858|,10866|10071|10733|10763|10769|10765|20269|10001|20001|</text:p>
          </table:table-cell>
          <table:table-cell office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Falha|200|Falha|0|Falha|200|Falha|,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|Falha|1|Sucesso|200|Sucesso|Nao|Nao_Possui|Menu_Chutes|,Origem_Menu_Chute_Ja_Passou_Esse_Menu|Seguro_Assistencia_Auto|Menu_Produtos_Dinamico_Cliente|Auto|Sim|Menu_Carro_Casa_Unificado|Identificado|Else|Repete_Opcoes|Else|Else|Menu_Principal_Dinamico_Auto|audio_geral_finaliza_chamada_encerra_porto.wav|</text:p>
          </table:table-cell>
          <table:table-cell office:value-type="string">
            <text:p>|||||||||||||||37476443845|37476443845||||||||||||||||||||||||||||||1_Produtos||||||||||||||1||1||||1||1||||</text:p>
          </table:table-cell>
          <table:table-cell office:value-type="string">
            <text:p>Desconexao</text:p>
          </table:table-cell>
          <table:table-cell office:value-type="string">
            <text:p>85</text:p>
          </table:table-cell>
          <table:table-cell office:value-type="string">
            <text:p>014XXXXXXXX</text:p>
          </table:table-cell>
          <table:table-cell office:value-type="string">
            <text:p>20001</text:p>
          </table:table-cell>
          <table:table-cell office:value-type="string">
            <text:p>PORTO/(AUTO):AUTO/NAO_DEFINID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NAO_DEFINIDO</text:p>
          </table:table-cell>
          <table:table-cell/>
          <table:table-cell office:value-type="string">
            <text:p>01/10/2025 10:44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411111111111111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95105</text:p>
          </table:table-cell>
          <table:table-cell office:value-type="string">
            <text:p>OD_SIN_RE_POSICAO_621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cliente_identificado|,menu_dinamico|origem_333|inicio_menu|menu_principal|atendimento_humano|transfere_operacao|inicio_menu|inicio_menu|registrar_protocolo|protocolo_aberto|perfil_cliente|chamada_api|sucesso_api|chamada_api|sucesso_api|verbaliza_protocolo|transfere_operacao|horario_valido|inicio_menu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Dinamico_Unificado_Re|Menu_Dinamico_Unificado_Re|Menu_Dinamico_Unificado_Re|Menu_Dinamico_Unificado_Re|Menu_Sinistro_Unificado|Menu_Sinistro_Unificado|Menu_Sinistro_Unificado|,Menu_Sinistro_Unificado|Transfere_Operacao|Protocolo|Protocolo|Protocolo|Protocolo|Protocolo|Protocolo|Protocolo|Protocolo|Protocolo|Protocolo|Transfere_Operacao|Pesquisa_Satisfacao_Ath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9|10072|10823|10831|15707|10074|10882|10895|19035|10002|10008|10945|11034|11035|11521|11525|11523|11529|11041|19109|11002|60001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Casa|Menu_Produtos_Dinamico_Cliente|Identificado|Sinistro|Outras_Origens|Menu_Sinistro_Unificado|Acompanhamento _Re|Habilitado|OD_RE_SINISTRO_POSICAO_621|Menu_Sinistro_Unificado|Transfere_Operacao|Sim|Sem_Protocolo|Cliente|200|Sucesso|SUCESSO|Sucesso|Nao_Verbaliza|OD_RE_SINISTRO_POSICAO_621|,Horario_Valido|Transfere_Operacao||</text:p>
          </table:table-cell>
          <table:table-cell office:value-type="string">
            <text:p>|||||||||||||||52107205604|52107205604|||||||||||||||||||||||||||||||||||||3_Produtos||||||||||||||2|||6|||2|||||||||||||||||</text:p>
          </table:table-cell>
          <table:table-cell office:value-type="string">
            <text:p>Transfere_Operacao</text:p>
          </table:table-cell>
          <table:table-cell office:value-type="string">
            <text:p>634</text:p>
          </table:table-cell>
          <table:table-cell office:value-type="string">
            <text:p>014XXXXXXXX</text:p>
          </table:table-cell>
          <table:table-cell office:value-type="string">
            <text:p>60001</text:p>
          </table:table-cell>
          <table:table-cell office:value-type="string">
            <text:p>PORTO/(AUTO;RESIDENCIAL):SEGURO_RESIDENCIAL/SINISTRO_POSICAO</text:p>
          </table:table-cell>
          <table:table-cell office:value-type="string">
            <text:p>PORTO</text:p>
          </table:table-cell>
          <table:table-cell office:value-type="string">
            <text:p>(AUTO;RESIDENCIAL):SEGURO_RESIDENCIAL</text:p>
          </table:table-cell>
          <table:table-cell office:value-type="string">
            <text:p>SINISTRO_POSICAO</text:p>
          </table:table-cell>
          <table:table-cell office:value-type="string">
            <text:p>OD_RE_SINISTRO_POSICAO_621</text:p>
          </table:table-cell>
          <table:table-cell office:value-type="string">
            <text:p>01/10/2025 15:1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695717592592593</text:p>
          </table:table-cell>
          <table:table-cell office:value-type="float" office:value="4">
            <text:p>4</text:p>
          </table:table-cell>
          <table:table-cell office:value-type="string">
            <text:p>16</text:p>
          </table:table-cell>
          <table:table-cell office:value-type="string">
            <text:p>683861557838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menu_principal|menu_principal|atendimento_encerrado|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Sinistro_Unificado|Finalizada_Chamada|Finalizada_Chamada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3|10887|10884|20291|10001|20001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Silencio|Repete_Opcoes|Silencio|Silencio|Menu_Sinistro_Unificado|audio_geral_finaliza_chamada_encerra_porto.wav|</text:p>
          </table:table-cell>
          <table:table-cell office:value-type="string">
            <text:p>|||||||||||||||22481194888|22481194888|||||||||||||||||||||||||||||||||||||1_Produtos||||||||||||||2|||2||||||||</text:p>
          </table:table-cell>
          <table:table-cell office:value-type="string">
            <text:p>Desconexao</text:p>
          </table:table-cell>
          <table:table-cell office:value-type="string">
            <text:p>115</text:p>
          </table:table-cell>
          <table:table-cell office:value-type="string">
            <text:p>014XXXXXXXX</text:p>
          </table:table-cell>
          <table:table-cell office:value-type="string">
            <text:p>20001</text:p>
          </table:table-cell>
          <table:table-cell office:value-type="string">
            <text:p>PORTO/(VIDA):NAO_ESCOLHIDO/SINISTRO</text:p>
          </table:table-cell>
          <table:table-cell office:value-type="string">
            <text:p>PORTO</text:p>
          </table:table-cell>
          <table:table-cell office:value-type="string">
            <text:p>(VIDA):NAO_ESCOLHIDO</text:p>
          </table:table-cell>
          <table:table-cell office:value-type="string">
            <text:p>SINISTRO</text:p>
          </table:table-cell>
          <table:table-cell/>
          <table:table-cell office:value-type="string">
            <text:p>01/10/2025 15:49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327314814814815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77066</text:p>
          </table:table-cell>
          <table:table-cell office:value-type="string">
            <text:p>NUC_SIN_AUTO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documento_validado|documento_validado|tipo_documento|documento_validado|pf_pj|,chamada_api_contratos|chamada_api_contratos|chamada_api|sucesso_api|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,origem_ura_funcionario|cliente_auto_premium|atendimento_prioritario|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,validacao|menu_dinamico|inicio_menu|origem_identificada|menu_principal|inicio_menu|menu_principal|outras_marcas|validacao|validacao_opm_habilitado_itau_mitsui|menu_posicao_sinsitro|validacao|tipo_documento|documento_validado|chamada_api|sucesso_api|sucesso_api|inicio_menu|validacao|chamada_api|sucesso_api|sucesso_api|atendimento_encerrado|validacao|submenu|documento_validado|,chamada_api|sucesso_api|sucesso_api|sucesso_api|transfere_operacao|inicio_menu|inicio_menu|registrar_protocolo|protocolo_aberto|perfil_cliente|chamada_api|sucesso_api|chamada_api|sucesso_api|verbaliza_protocolo|transfere_operacao|horario_vali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Posicao_Sinistro_Auto|Menu_Posicao_Sinistro_Auto|Menu_Sms|Menu_Sms|Menu_Sms|Menu_Sms| Menu_Sms|Menu_Sms|Menu_Posicao_Sinistro_Auto|Menu_Posicao_Sinistro_Auto|,Menu_Posicao_Sinistro_Auto|Menu_Posicao_Sinistro_Auto|Menu_Posicao_Sinistro_Auto|Menu_Posicao_Sinistro_Auto|Menu_Posicao_Sinistro_Auto|Menu_Posicao_Sinistro_Auto|Transfere_Operacao|Protocolo|Protocolo|Protocolo|Protocolo|Protocolo|Protocolo|Protocolo|Protocolo|Protocolo|Protocolo|Transfere_Operacao|</text:p>
          </table:table-cell>
          <table:table-cell office:value-type="string">
            <text:p>10023|10583|10589|10597|10611|10617|12037|10004|11014|11016|12001|10619|10077|10949|10015|50013|10553|10553|10557|50013|10551|10559|15001|15001|11547|11549|15001|15001|11559|11561|10563|11003|15001|15001|11567|11612|15001|15003|11618|11620|15648|10066|10623|12061|10078|15661|15664|10504|10567|10954|10959|10976|10961|10067|10627|10629|10633|10637|41025|10080|11743|11628|11640|,11642|11644|11642|11644|10978|10980|10067|41030|10952|10076|10930|10932|10074|10880|15647|41036|41106|44002|41007|50001|50002|11744|11744|11745|10158|41028|11736|11726|11748|20360|41021|45015|50008|11744|11747|11744|11747|19260|10002|10008|10945|11034|11035|11521|11526|11523|11529|11041|19109|11002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Invalido|Invalido|Repete_Opcoes|INVALIDO|Valido|Pessoa_Fisica|0|Sucesso|200|Sucesso|0|,Sucesso|200|Sucesso|Cpf|Cpf|0|Sucesso|200|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,Menu_Produtos_Dinamico_Cliente|Falha|200|Falha|1|Sucesso|200|Sucesso|Nao|Nao_Possui|Menu_Chutes|Origem_Menu_Chute_Ja_Passou_Esse_Menu|Outros_Assuntos|Menu_Produtos_Dinamico_Cliente|portoInicio333|Sinistro_Auto|Menu_Sinistro_Unificado|Acompanhamento_Auto|Outras_Marcas|Produto_Frota_Nao|Nâo|Sinistro_Auto_Terceiros|Cliente_Identificado|Numero_Sinistro|Documento_Valido|OK|OK|,Sucesso_Status_Tratativa_Ura|Menu_Posicao_Sinistro_Auto|Origem_Posicao_Sinistro|1|Sucesso|Sucesso |Sucesso_Envio_Sms|Submenu_Com_Opcoes|Nova_Consulta|Documento_Valido|nao encontrado|Falha|nao encontrado|Falha|NUCLEO_SINISTRO_PORTO|Menu_Posicao_Sinistro_Auto|Transfere_Operacao|Sim|Sem_Protocolo|Cliente|200|Falha|SUCESSO|Sucesso|Nao_Verbaliza|NUCLEO_SINISTRO_PORTO|Horario_Valido|</text:p>
          </table:table-cell>
          <table:table-cell office:value-type="string">
            <text:p>|||||||||||||||262241508890||262241508890|262241508890|26241508890|26241508890|||||||||||||||||||||||||||||||||||||2_Produtos||||||||||||||3|||2||3||||2||553202514633201|553202514633201||||||||||||5532025146||||||||||||||||||</text:p>
          </table:table-cell>
          <table:table-cell office:value-type="string">
            <text:p>Transfere_Operacao</text:p>
          </table:table-cell>
          <table:table-cell office:value-type="string">
            <text:p>227</text:p>
          </table:table-cell>
          <table:table-cell office:value-type="string">
            <text:p>014XXXXXXXX</text:p>
          </table:table-cell>
          <table:table-cell office:value-type="string">
            <text:p>11002</text:p>
          </table:table-cell>
          <table:table-cell office:value-type="string">
            <text:p>PORTO/(SAUDE;VIDA):NAO_ESCOLHIDO/SINISTRO_POSICAO</text:p>
          </table:table-cell>
          <table:table-cell office:value-type="string">
            <text:p>PORTO</text:p>
          </table:table-cell>
          <table:table-cell office:value-type="string">
            <text:p>(SAUDE;VIDA):NAO_ESCOLHIDO</text:p>
          </table:table-cell>
          <table:table-cell office:value-type="string">
            <text:p>SINISTRO_POSICAO</text:p>
          </table:table-cell>
          <table:table-cell office:value-type="string">
            <text:p>NUCLEO_SINISTRO_PORTO</text:p>
          </table:table-cell>
          <table:table-cell office:value-type="string">
            <text:p>01/10/2025 15:2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341087962962964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80044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chamada_api_sac|chamada_api_sac|chamada_api|sucesso_api|inicio_menu|produto_identificado|direcionamento_fluxo|inicio_menu|intervalo_22_6|origem_ura_funcionario|cliente_auto_premium|,atendimento_prioritario|inicio_menu|origem_identificada|produto_identificado|validacao_parametro|quantidade_produtos|validacao|inicio_menu|sucesso_api|chamada_api|sucesso_api|chamada_api|sucesso_api|sucesso_api|sucesso_api|sinistro_aberto|possui_servico_agendado|inicio_menu|validacao|menu_dinamico|menu_dinamico|menu_dinamico|inicio_menu|origem_identificada|menu_principal|,inicio_menu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Menu_Identificacao_Cliente|Menu_Identificacao_Cliente|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,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,Menu_Chutes|Menu_Chutes|Menu_Produtos_Dinamico_Cliente|Menu_Produtos_Dinamico_Cliente|Menu_Produtos_Dinamico_Cliente|Menu_Produtos_Dinamico_Cliente|Menu_Produtos_Dinamico_Cliente|Menu_Outros_Assuntos_Cliente_Identificado|Menu_Outros_Assuntos_Cliente_Identificado|Menu_Outros_Assuntos_Cliente_Identificado|Menu_Sinistro_Unificado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2|15001|15003|11618|11624|10066|10623|12061|10078|15661|15664|10504|10537|10067|10627|10629|10633|10637|41025|10080|11743|11628|11640|11642|11644|11642|11644|10978||,10980|10067|41030|10657|10663|10952|10076|10930|10932|10074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200|Falha||Falha|200|Falha||Falha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Else|Repete_Opcoes|Outros_Assuntos|Menu_Produtos_Dinamico_Cliente|portoInicio333|Sinistro_Auto|Menu_Sinistro_Unificado||</text:p>
          </table:table-cell>
          <table:table-cell office:value-type="string">
            <text:p>|||||||||||||||32050194820|32050194820||||||||||||||||||||||||||||||||||||2_Produtos||||||||||||||5||3|||2|||</text:p>
          </table:table-cell>
          <table:table-cell office:value-type="string">
            <text:p>Abandono</text:p>
          </table:table-cell>
          <table:table-cell office:value-type="string">
            <text:p>123</text:p>
          </table:table-cell>
          <table:table-cell office:value-type="string">
            <text:p>014XXXXXXXX</text:p>
          </table:table-cell>
          <table:table-cell office:value-type="string">
            <text:p>10074</text:p>
          </table:table-cell>
          <table:table-cell office:value-type="string">
            <text:p>PORTO/(AUTO;RESIDENCIAL):NAO_ESCOLHIDO/SINISTRO</text:p>
          </table:table-cell>
          <table:table-cell office:value-type="string">
            <text:p>PORTO</text:p>
          </table:table-cell>
          <table:table-cell office:value-type="string">
            <text:p>(AUTO;RESIDENCIAL):NAO_ESCOLHIDO</text:p>
          </table:table-cell>
          <table:table-cell office:value-type="string">
            <text:p>SINISTRO</text:p>
          </table:table-cell>
          <table:table-cell/>
          <table:table-cell office:value-type="string">
            <text:p>01/10/2025 15:1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8826851851851852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684038857555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|</text:p>
          </table:table-cell>
          <table:table-cell office:value-type="string">
            <text:p>|||||||||||||||63118750049|63118750049|||||||||||||||||||||||||||||||||||||1_Produtos||||||||||||||2||||||</text:p>
          </table:table-cell>
          <table:table-cell office:value-type="string">
            <text:p>Abandono</text:p>
          </table:table-cell>
          <table:table-cell office:value-type="string">
            <text:p>116</text:p>
          </table:table-cell>
          <table:table-cell office:value-type="string">
            <text:p>014XXXXXXXX</text:p>
          </table:table-cell>
          <table:table-cell office:value-type="string">
            <text:p>10943</text:p>
          </table:table-cell>
          <table:table-cell office:value-type="string">
            <text:p>PORTO/(VIDA):NAO_ESCOLHIDO/OUTROS_ASSUNTOS</text:p>
          </table:table-cell>
          <table:table-cell office:value-type="string">
            <text:p>PORTO</text:p>
          </table:table-cell>
          <table:table-cell office:value-type="string">
            <text:p>(VIDA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1/10/2025 21:21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953125</text:p>
          </table:table-cell>
          <table:table-cell office:value-type="float" office:value="4">
            <text:p>4</text:p>
          </table:table-cell>
          <table:table-cell office:value-type="string">
            <text:p>16</text:p>
          </table:table-cell>
          <table:table-cell office:value-type="string">
            <text:p>684038612482</text:p>
          </table:table-cell>
          <table:table-cell office:value-type="string">
            <text:p>ASSIST_AUTO_PORTO_PREMIUM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origem_ura|transfere_operacao|,inicio_menu|inicio_menu|registrar_protocolo|protocolo_aberto|perfil_cliente|chamada_api|sucesso_api|chamada_api|sucesso_api|verbaliza_protocolo|transfere_operacao|horario_vali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Transfere_Operacao|Protocolo|Protocolo|Protocolo|Protocolo|Protocolo|Protocolo|Protocolo|,Protocolo|Protocolo|Protocolo|Transfere_Operacao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,10647|10073|10858|10866|10071|10733|15589|15631|19062|10002|10008|10945|11034|11035|11521|11525|11523|11529|11041|19109|11002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Auto|Sim|Menu_Carro_Casa_Unificado|Identificado|Outros_Servicos|333_Porto|PAT_SOCORRO_NR|Menu_Principal_Dinamico_Auto|Transfere_Operacao|Sim|Sem_Protocolo|Cliente|200|Sucesso|SUCESSO|Sucesso|Nao_Verbaliza|PAT_SOCORRO_NR|Horario_Valido|</text:p>
          </table:table-cell>
          <table:table-cell office:value-type="string">
            <text:p>|||||||||||||||77739116815|77739116815|||||||||||||||||||||||||||||||||2_Produtos||||||||||||||1||1||||6|||||||||||||||</text:p>
          </table:table-cell>
          <table:table-cell office:value-type="string">
            <text:p>Transfere_Operacao</text:p>
          </table:table-cell>
          <table:table-cell office:value-type="string">
            <text:p>96</text:p>
          </table:table-cell>
          <table:table-cell office:value-type="string">
            <text:p>014XXXXXXXX</text:p>
          </table:table-cell>
          <table:table-cell office:value-type="string">
            <text:p>11002</text:p>
          </table:table-cell>
          <table:table-cell office:value-type="string">
            <text:p>PORTO/(AUTO;RESIDENCIAL):AUTO/OUTROS_ASSUNTOS</text:p>
          </table:table-cell>
          <table:table-cell office:value-type="string">
            <text:p>PORTO</text:p>
          </table:table-cell>
          <table:table-cell office:value-type="string">
            <text:p>(AUTO;RESIDENCIAL):AUTO</text:p>
          </table:table-cell>
          <table:table-cell office:value-type="string">
            <text:p>OUTROS_ASSUNTOS</text:p>
          </table:table-cell>
          <table:table-cell office:value-type="string">
            <text:p>PAT_SOCORRO_NR</text:p>
          </table:table-cell>
          <table:table-cell office:value-type="string">
            <text:p>01/10/2025 16:2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3943171296296296</text:p>
          </table:table-cell>
          <table:table-cell office:value-type="float" office:value="4">
            <text:p>4</text:p>
          </table:table-cell>
          <table:table-cell office:value-type="string">
            <text:p>9</text:p>
          </table:table-cell>
          <table:table-cell office:value-type="string">
            <text:p>683861020193</text:p>
          </table:table-cell>
          <table:table-cell office:value-type="string">
            <text:p>URA_SEG_E_ASSIST_PORTO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submenu|transfere_outra_ura|inicio_menu|,transbordo|validacao|saudacao_inicial_porto|validacao|inicio_menu|acionamento_lacuna|mensagem_emergencial|direcionamento_fluxo|direcionamento_fluxo|inicio_menu|inicio_menu|Menu_Identificacao_Publico_Saude|inicio_menu|tipo_documento|documento_validado|validacao|chamada_api_contratos|chamada_api_contratos|chamada_api|sucesso_api|chamada_api_dados|chamada_api_dados|chamada_api|,sucesso_api|validacao_cliente_private|validacao_cliente_premium|chamada_api_sac|chamada_api_sac|chamada_api|sucesso_api|chamada_api_sac|chamada_api_sac|chamada_api|sucesso_api|inicio_menu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Produtos_Dinamico_Cliente|Menu_Produtos_Dinamico_Cliente|Transfere_Outras_Uras|Transfere_Operacao|Inicio_Ura_Saude_Unificado|Inicio_Ura_Saude_Unificado|Inicio_Ura_Saude_Unificado|,Roteador_Unico_Lacunas|Roteador_Unico_Lacunas|Roteador_Unico_Lacunas|Roteador_Unico_Lacunas|Inicio_Ura_Saude_Unificado|Menu_Principal|Menu_Principal|Identificacao_Publico_Saude|Menu_Identificacao_Cliente|Menu_Identificacao_Cliente|Menu_Identificacao_Cliente|Menu_Identificacao_Cliente|Menu_Identificacao_Cliente|Menu_Identificacao_Cliente|Menu_Identificacao_Cliente|,Menu_Identificacao_Cliente|Menu_Identificacao_Cliente|Menu_Identificacao_Cliente|Menu_Identificacao_Cliente|Menu_Identificacao_Cliente|Identificacao_Cliente|Menu_Identificacao_Cliente|Menu_Identificacao_Cliente|Menu_Identificacao_Cliente|Menu_Identificacao_Cliente|Menu_Identificacao_Cliente|Menu_Identificacao_Cliente|Menu_Identificacao_Cliente|Menu_Identificacao_Cliente|,Menu_Identificacao_Cliente|Menu_Saude_Odonto|</text:p>
          </table:table-cell>
          <table:table-cell office:value-type="string">
            <text:p>10023|10583|10589|10595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645|10665|23012|10039|12031|10008|10504|11001|10040|11057|11059|12012|12001|10003|10003|14041|10013|50001|50002|11006|15001|15001|11501|11502|15001|15001|11505|11506|11385|11387|15001|15003|11513|11515|15001|15003|11513|11516|10015|</text:p>
          </table:table-cell>
          <table:table-cell office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,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Sem_Direcionamento_333|Seguro|Saldo_Devedor|Menu_Produtos_Dinamico_Cliente|Outros_Assuntos|Saude_Odonto|Ola|Publico_Identificado|Inicio_Ura_Saude_Unificado|Primeiro_Acionamento|Mensagem_Emergencial_Desativada|Roteador_Unico_Lacunas|Identificacao_Prestador|Inicio_Ura_Saude_Unificado|Menu_Principal|Segurado|,Identificacao_Publico_Saude|20077664779|Valido|Pessoa_Fisica|0|Sucesso|200|Sucesso|0|Sucesso|200|Sucesso|Cliente_Private_Nao|Cliente_Premium_Nao|404|Sucesso||Falha|404|Sucesso||Falha|Menu_Identificacao_Cliente|</text:p>
          </table:table-cell>
          <table:table-cell office:value-type="string">
            <text:p>|||||||||||||||20077664779|20077664779|||||||||||||||||||||||||||||||||||||1_Produtos||||||||||||||1|1||||||||||||||1|||20077664779|||||||||||||||||||||</text:p>
          </table:table-cell>
          <table:table-cell office:value-type="string">
            <text:p>Abandono</text:p>
          </table:table-cell>
          <table:table-cell office:value-type="string">
            <text:p>97</text:p>
          </table:table-cell>
          <table:table-cell office:value-type="string">
            <text:p>014XXXXXXXX</text:p>
          </table:table-cell>
          <table:table-cell office:value-type="string">
            <text:p>10015</text:p>
          </table:table-cell>
          <table:table-cell office:value-type="string">
            <text:p>SAUDE</text:p>
          </table:table-cell>
          <table:table-cell office:value-type="string">
            <text:p>SAUDE</text:p>
          </table:table-cell>
          <table:table-cell/>
          <table:table-cell/>
          <table:table-cell/>
          <table:table-cell office:value-type="string">
            <text:p>01/10/2025 09:29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127314814814815</text:p>
          </table:table-cell>
          <table:table-cell office:value-type="float" office:value="4">
            <text:p>4</text:p>
          </table:table-cell>
          <table:table-cell office:value-type="string">
            <text:p>17</text:p>
          </table:table-cell>
          <table:table-cell office:value-type="string">
            <text:p>684038647282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,inicio_menu|cliente_identificado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Carro_Casa_Unificado|Menu_Carro_Casa_Unificado|Menu_Carro_Casa_Unificado|Menu_Principal_Dinamico_Auto|Menu_Principal_Dinamico_Auto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7|10073|10858|10866|10071|10733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Auto|Menu_Produtos_Dinamico_Cliente|Auto|Sim|Menu_Carro_Casa_Unificado|Identificado||_1000</text:p>
          </table:table-cell>
          <table:table-cell office:value-type="string">
            <text:p>|||||||||||||||01409306631|01409306631|||||||||||||||||||||||||||||||||||||1_Produtos||||||||||||||1||1|||||</text:p>
          </table:table-cell>
          <table:table-cell office:value-type="string">
            <text:p>Abandono</text:p>
          </table:table-cell>
          <table:table-cell office:value-type="string">
            <text:p>97</text:p>
          </table:table-cell>
          <table:table-cell office:value-type="string">
            <text:p>014XXXXXXXX_1000</text:p>
          </table:table-cell>
          <table:table-cell office:value-type="string">
            <text:p>10733</text:p>
          </table:table-cell>
          <table:table-cell office:value-type="string">
            <text:p>PORTO/(AUTO):AUTO/NAO_DEFINID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NAO_DEFINIDO</text:p>
          </table:table-cell>
          <table:table-cell/>
          <table:table-cell office:value-type="string">
            <text:p>02/10/2025 17:1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5109490740740741</text:p>
          </table:table-cell>
          <table:table-cell office:value-type="float" office:value="4">
            <text:p>4</text:p>
          </table:table-cell>
          <table:table-cell office:value-type="string">
            <text:p>12</text:p>
          </table:table-cell>
          <table:table-cell office:value-type="string">
            <text:p>683861221801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menu_principal|menu_principal|origem_333|inicio_menu|cliente_identificado|menu_dinamico|,inicio_menu|origem_menu|origem_auto|origem_identificada|inicio_menu|identificar_marca|identificar_seguro|origem_menu_idoso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Carro_Casa_Unificado|Menu_Carro_Casa_Unificado|Menu_Principal_Dinamico_Auto|Menu_Principal_Dinamico_Auto|Menu_Principal_Dinamico_Auto|Desambiguacao_Direcionamentos|Desambiguacao_Direcionamentos|Desambiguacao_Direcionamentos|,Desambiguacao_Direcionamentos|Menu_Servicos_Agendados|Menu_Servicos_Agendados|Menu_Servicos_Agendados|Menu_Servicos_Agendados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|,10647|10073|10860|10864|10858|10866|10071|10733|10739|10083|12541|12550|12587|10079|15682|15683|11045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Silencio|Repete_Opcoes|Auto|Sim|Menu_Carro_Casa_Unificado|Identificado|Servico_Agendado|Menu_Principal_Dinamico_Auto|Menu_Auto_Dinamico|Servico_Agendado|333_Porto|Desambiguacao_Direcionamentos|Porto|Casa_Carro|Demais_Clientes||_1000</text:p>
          </table:table-cell>
          <table:table-cell office:value-type="string">
            <text:p>|||||||||||||||17747405839|17747405839|||||||||||||||||||||||||||||||||1_Produtos||||||||||||||1||||1||||2||||||||||</text:p>
          </table:table-cell>
          <table:table-cell office:value-type="string">
            <text:p>Abandono</text:p>
          </table:table-cell>
          <table:table-cell office:value-type="string">
            <text:p>76</text:p>
          </table:table-cell>
          <table:table-cell office:value-type="string">
            <text:p>014XXXXXXXX_1000</text:p>
          </table:table-cell>
          <table:table-cell office:value-type="string">
            <text:p>11045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/>
          <table:table-cell office:value-type="string">
            <text:p>02/10/2025 11:47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216782407407407</text:p>
          </table:table-cell>
          <table:table-cell office:value-type="float" office:value="4">
            <text:p>4</text:p>
          </table:table-cell>
          <table:table-cell office:value-type="string">
            <text:p>17</text:p>
          </table:table-cell>
          <table:table-cell office:value-type="string">
            <text:p>684038665097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tipo_documento|vaidacao_numero_sinistro|submenu_sinistro_terceiro|submenu_sinistro_terceiros|submenu_sinistro_terceiro|atendimento_encerrado|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Inicio_Identificacao_Cliente|Inicio_Identificacao_Cliente|Inicio_Identificacao_Cliente|Inicio_Identificacao_Cliente|Inicio_Identifica_Cliente|Finalizada_Chamada|Finalizada_Chamada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0|15647|41036|41106|44002|41007|50001|41077|45067|45063|45068|20388|10001|20001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nistro_Auto|Menu_Sinistro_Unificado|Acompanhamento_Auto|Outras_Marcas|Produto_Frota_Nao|Nâo|Sinistro_Auto_Terceiros|Cliente_Identificado|Numero_Sinistro|Inicio_531|Silencio|Repete_Opcoes|Else_Invalido|Silencio|Inicio_Identifica_Cliente|,audio_geral_finaliza_chamada_encerra_porto.wav|_1000</text:p>
          </table:table-cell>
          <table:table-cell office:value-type="string">
            <text:p>|||||||||||||||57395993691|57395993691|||||||||||||||||||||||||||||||||||||1_Produtos||||||||||||||2|||2||3||||2||5312025526887||||||||</text:p>
          </table:table-cell>
          <table:table-cell office:value-type="string">
            <text:p>Desconexao</text:p>
          </table:table-cell>
          <table:table-cell office:value-type="string">
            <text:p>197</text:p>
          </table:table-cell>
          <table:table-cell office:value-type="string">
            <text:p>014XXXXXXXX_1000</text:p>
          </table:table-cell>
          <table:table-cell office:value-type="string">
            <text:p>20001</text:p>
          </table:table-cell>
          <table:table-cell office:value-type="string">
            <text:p>PORTO/(AUTO):NAO_ESCOLHIDO/SINISTRO_POSICAO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SINISTRO_POSICAO</text:p>
          </table:table-cell>
          <table:table-cell/>
          <table:table-cell office:value-type="string">
            <text:p>02/10/2025 17:0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532638888888888</text:p>
          </table:table-cell>
          <table:table-cell office:value-type="float" office:value="4">
            <text:p>4</text:p>
          </table:table-cell>
          <table:table-cell office:value-type="string">
            <text:p>18</text:p>
          </table:table-cell>
          <table:table-cell office:value-type="string">
            <text:p>684038722440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sucesso_api|sucesso_api|submenu|inicio_menu|origem_identificada|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Outros_Assuntos_Cliente_Identificado|Menu_Outros_Assuntos_Cliente_Identificado|Menu_Outros_Assuntos_Cliente_Identificado|Menu_Outros_Assuntos_Cliente_Identificado||</text:p>
          </table:table-cell>
          <table:table-cell office:value-type="string">
            <text:p>10023|10583|10589|10599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2|10074|10880|15647|41036|41106|44001|41011|11743|11742|45002|10076|10930|10939|10943|</text:p>
          </table:table-cell>
          <table:table-cell office:value-type="string">
            <text:p>333_Porto|Chamada_Autorizada|PORTO|Boa_Noit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Acompanhamento_Auto|Outras_Marcas|Produto_Frota_Nao|Nâo|Sinistro_Auto_Propria_Apolice|Cpf_Identificado|Falha|Sucesso_Sinistro_Nao_Localizado|Outros_Assuntos|Menu_Posicao_Sinistro_Auto|portoInicio333|Silencio|,Repete_Opcoes||_1000</text:p>
          </table:table-cell>
          <table:table-cell office:value-type="string">
            <text:p>|||||||||||||||12020794667|12020794667|||||||||||||||||||||||||||||||||||||1_Produtos||||||||||||||2|||2||3||||1||||2||||||</text:p>
          </table:table-cell>
          <table:table-cell office:value-type="string">
            <text:p>Abandono</text:p>
          </table:table-cell>
          <table:table-cell office:value-type="string">
            <text:p>186</text:p>
          </table:table-cell>
          <table:table-cell office:value-type="string">
            <text:p>014XXXXXXXX_1000</text:p>
          </table:table-cell>
          <table:table-cell office:value-type="string">
            <text:p>10943</text:p>
          </table:table-cell>
          <table:table-cell office:value-type="string">
            <text:p>PORTO/(AUTO):NAO_ESCOLHIDO/OUTROS_ASSUNTOS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2/10/2025 17:51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081018518518518</text:p>
          </table:table-cell>
          <table:table-cell office:value-type="float" office:value="4">
            <text:p>4</text:p>
          </table:table-cell>
          <table:table-cell office:value-type="string">
            <text:p>9</text:p>
          </table:table-cell>
          <table:table-cell office:value-type="string">
            <text:p>683861038073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|_1000</text:p>
          </table:table-cell>
          <table:table-cell office:value-type="string">
            <text:p>|||||||||||||||38273857840|38273857840|||||||||||||||||||||||||||||||||||||1_Produtos||||||||||||||2||||</text:p>
          </table:table-cell>
          <table:table-cell office:value-type="string">
            <text:p>Abandono</text:p>
          </table:table-cell>
          <table:table-cell office:value-type="string">
            <text:p>110</text:p>
          </table:table-cell>
          <table:table-cell office:value-type="string">
            <text:p>014XXXXXXXX_1000</text:p>
          </table:table-cell>
          <table:table-cell office:value-type="string">
            <text:p>10930</text:p>
          </table:table-cell>
          <table:table-cell office:value-type="string">
            <text:p>PORTO/(AUTO):NAO_ESCOLHIDO/OUTROS_ASSUNTOS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2/10/2025 09:47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321412037037037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683861075895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,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10940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Silencio||_1000</text:p>
          </table:table-cell>
          <table:table-cell office:value-type="string">
            <text:p>|||||||||||||||25152381818|25152381818|||||||||||||||||||||||||||||||||||||3_Produtos||||||||||||||3|||||||</text:p>
          </table:table-cell>
          <table:table-cell office:value-type="string">
            <text:p>Abandono</text:p>
          </table:table-cell>
          <table:table-cell office:value-type="string">
            <text:p>167</text:p>
          </table:table-cell>
          <table:table-cell office:value-type="string">
            <text:p>014XXXXXXXX_1000</text:p>
          </table:table-cell>
          <table:table-cell office:value-type="string">
            <text:p>10940</text:p>
          </table:table-cell>
          <table:table-cell office:value-type="string">
            <text:p>PORTO/(AUTO;VIDA):NAO_ESCOLHIDO/OUTROS_ASSUNTOS</text:p>
          </table:table-cell>
          <table:table-cell office:value-type="string">
            <text:p>PORTO</text:p>
          </table:table-cell>
          <table:table-cell office:value-type="string">
            <text:p>(AUTO;VIDA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2/10/2025 10:30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429050925925926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683861094732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chamada_api_dados|chamada_api_dados|chamada_api|sucesso_api|inicio_menu|produto_identificado|direcionamento_fluxo|inicio_menu|intervalo_22_6|origem_ura_funcionario|cliente_auto_premium|atendimento_prioritario|validacao_cliente_r3|cliente_bllu|produto_frota|ddd_nova_ura|inicio_menu|origem_identificada|,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menu_dinamico|menu_dinamico|atendimento_encerrado|,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Desambigua_Identificacao_Cliente|,Menu_Desambigua_Identificacao_Cliente|Menu_Desambigua_Identificacao_Cliente|Menu_Identificacao_Cliente_333_Porto|Menu_Identificacao_Cliente_333_Porto|Menu_Identificacao_Cliente_333_Porto|Menu_Identificacao_Cliente_333_Porto|Menu_Identificacao_Cliente_333_Porto|Menu_Identificacao_Cliente_333_Porto|Menu_Identificacao_Cliente_333_Porto|Menu_Identificacao_Cliente_333_Porto|,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,Menu_Produtos_Dinamico_Cliente|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Menu_Principal_Dinamico_Auto|Finalizada_Chamada|,Finalizada_Chamada|</text:p>
          </table:table-cell>
          <table:table-cell office:value-type="string">
            <text:p>10023|10583|10589|10595|10611|10617|12037|10004|11014|11016|12001|10619|10077|10949|10015|50013|10551|10559|15001|15001|11547|11549|15001|15003|11559|11563|15001|15003|11559|11565|10066|10623|12061|10078|15661|15664|10504|10567|10954|10959|10976|10961|10067|10627|10629|10633|10637|41025|10080|11743|11628|11640|11642|11644|11642|11644|10978|10980|10067|41030|10647|10073|10858|,10866|10071|10733|10763|10769|10765|20269|10001|20001|</text:p>
          </table:table-cell>
          <table:table-cell office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Falha|200|Falha|0|Falha|200|Falha|,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|Falha|1|Sucesso|200|Sucesso|Nao|Nao_Possui|Menu_Chutes|,Origem_Menu_Chute_Ja_Passou_Esse_Menu|Seguro_Assistencia_Auto|Menu_Produtos_Dinamico_Cliente|Auto|Sim|Menu_Carro_Casa_Unificado|Identificado|Else|Repete_Opcoes|Else|Else|Menu_Principal_Dinamico_Auto|audio_geral_finaliza_chamada_encerra_porto.wav|_1000</text:p>
          </table:table-cell>
          <table:table-cell office:value-type="string">
            <text:p>|||||||||||||||37476443845|37476443845||||||||||||||||||||||||||||||1_Produtos||||||||||||||1||1||||1||1||||</text:p>
          </table:table-cell>
          <table:table-cell office:value-type="string">
            <text:p>Desconexao</text:p>
          </table:table-cell>
          <table:table-cell office:value-type="string">
            <text:p>85</text:p>
          </table:table-cell>
          <table:table-cell office:value-type="string">
            <text:p>014XXXXXXXX_1000</text:p>
          </table:table-cell>
          <table:table-cell office:value-type="string">
            <text:p>20001</text:p>
          </table:table-cell>
          <table:table-cell office:value-type="string">
            <text:p>PORTO/(AUTO):AUTO/NAO_DEFINID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NAO_DEFINIDO</text:p>
          </table:table-cell>
          <table:table-cell/>
          <table:table-cell office:value-type="string">
            <text:p>02/10/2025 10:5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411111111111111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951051000</text:p>
          </table:table-cell>
          <table:table-cell office:value-type="string">
            <text:p>OD_SIN_RE_POSICAO_1621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cliente_identificado|,menu_dinamico|origem_333|inicio_menu|menu_principal|atendimento_humano|transfere_operacao|inicio_menu|inicio_menu|registrar_protocolo|protocolo_aberto|perfil_cliente|chamada_api|sucesso_api|chamada_api|sucesso_api|verbaliza_protocolo|transfere_operacao|horario_valido|inicio_menu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Dinamico_Unificado_Re|Menu_Dinamico_Unificado_Re|Menu_Dinamico_Unificado_Re|Menu_Dinamico_Unificado_Re|Menu_Sinistro_Unificado|Menu_Sinistro_Unificado|Menu_Sinistro_Unificado|,Menu_Sinistro_Unificado|Transfere_Operacao|Protocolo|Protocolo|Protocolo|Protocolo|Protocolo|Protocolo|Protocolo|Protocolo|Protocolo|Protocolo|Transfere_Operacao|Pesquisa_Satisfacao_Ath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9|10072|10823|10831|15707|10074|10882|10895|19035|10002|10008|10945|11034|11035|11521|11525|11523|11529|11041|19109|11002|60001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Casa|Menu_Produtos_Dinamico_Cliente|Identificado|Sinistro|Outras_Origens|Menu_Sinistro_Unificado|Acompanhamento _Re|Habilitado|OD_RE_SINISTRO_POSICAO_621|Menu_Sinistro_Unificado|Transfere_Operacao|Sim|Sem_Protocolo|Cliente|200|Sucesso|SUCESSO|Sucesso|Nao_Verbaliza|OD_RE_SINISTRO_POSICAO_621|,Horario_Valido|Transfere_Operacao||_1000</text:p>
          </table:table-cell>
          <table:table-cell office:value-type="string">
            <text:p>|||||||||||||||52107205604|52107205604|||||||||||||||||||||||||||||||||||||3_Produtos||||||||||||||2|||6|||2|||||||||||||||||</text:p>
          </table:table-cell>
          <table:table-cell office:value-type="string">
            <text:p>Transfere_Operacao</text:p>
          </table:table-cell>
          <table:table-cell office:value-type="string">
            <text:p>634</text:p>
          </table:table-cell>
          <table:table-cell office:value-type="string">
            <text:p>014XXXXXXXX_1000</text:p>
          </table:table-cell>
          <table:table-cell office:value-type="string">
            <text:p>60001</text:p>
          </table:table-cell>
          <table:table-cell office:value-type="string">
            <text:p>PORTO/(AUTO;RESIDENCIAL):SEGURO_RESIDENCIAL/SINISTRO_POSICAO</text:p>
          </table:table-cell>
          <table:table-cell office:value-type="string">
            <text:p>PORTO</text:p>
          </table:table-cell>
          <table:table-cell office:value-type="string">
            <text:p>(AUTO;RESIDENCIAL):SEGURO_RESIDENCIAL</text:p>
          </table:table-cell>
          <table:table-cell office:value-type="string">
            <text:p>SINISTRO_POSICAO</text:p>
          </table:table-cell>
          <table:table-cell office:value-type="string">
            <text:p>OD_RE_SINISTRO_POSICAO_621</text:p>
          </table:table-cell>
          <table:table-cell office:value-type="string">
            <text:p>02/10/2025 15:5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695717592592593</text:p>
          </table:table-cell>
          <table:table-cell office:value-type="float" office:value="4">
            <text:p>4</text:p>
          </table:table-cell>
          <table:table-cell office:value-type="string">
            <text:p>16</text:p>
          </table:table-cell>
          <table:table-cell office:value-type="string">
            <text:p>683861557838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menu_principal|menu_principal|atendimento_encerrado|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Sinistro_Unificado|Finalizada_Chamada|Finalizada_Chamada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3|10887|10884|20291|10001|20001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Silencio|Repete_Opcoes|Silencio|Silencio|Menu_Sinistro_Unificado|audio_geral_finaliza_chamada_encerra_porto.wav|_1000</text:p>
          </table:table-cell>
          <table:table-cell office:value-type="string">
            <text:p>|||||||||||||||22481194888|22481194888|||||||||||||||||||||||||||||||||||||1_Produtos||||||||||||||2|||2||||||||</text:p>
          </table:table-cell>
          <table:table-cell office:value-type="string">
            <text:p>Desconexao</text:p>
          </table:table-cell>
          <table:table-cell office:value-type="string">
            <text:p>115</text:p>
          </table:table-cell>
          <table:table-cell office:value-type="string">
            <text:p>014XXXXXXXX_1000</text:p>
          </table:table-cell>
          <table:table-cell office:value-type="string">
            <text:p>20001</text:p>
          </table:table-cell>
          <table:table-cell office:value-type="string">
            <text:p>PORTO/(VIDA):NAO_ESCOLHIDO/SINISTRO</text:p>
          </table:table-cell>
          <table:table-cell office:value-type="string">
            <text:p>PORTO</text:p>
          </table:table-cell>
          <table:table-cell office:value-type="string">
            <text:p>(VIDA):NAO_ESCOLHIDO</text:p>
          </table:table-cell>
          <table:table-cell office:value-type="string">
            <text:p>SINISTRO</text:p>
          </table:table-cell>
          <table:table-cell/>
          <table:table-cell office:value-type="string">
            <text:p>02/10/2025 16:15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327314814814815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770661000</text:p>
          </table:table-cell>
          <table:table-cell office:value-type="string">
            <text:p>NUC_SIN_AUTO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documento_validado|documento_validado|tipo_documento|documento_validado|pf_pj|,chamada_api_contratos|chamada_api_contratos|chamada_api|sucesso_api|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,origem_ura_funcionario|cliente_auto_premium|atendimento_prioritario|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,validacao|menu_dinamico|inicio_menu|origem_identificada|menu_principal|inicio_menu|menu_principal|outras_marcas|validacao|validacao_opm_habilitado_itau_mitsui|menu_posicao_sinsitro|validacao|tipo_documento|documento_validado|chamada_api|sucesso_api|sucesso_api|inicio_menu|validacao|chamada_api|sucesso_api|sucesso_api|atendimento_encerrado|validacao|submenu|documento_validado|,chamada_api|sucesso_api|sucesso_api|sucesso_api|transfere_operacao|inicio_menu|inicio_menu|registrar_protocolo|protocolo_aberto|perfil_cliente|chamada_api|sucesso_api|chamada_api|sucesso_api|verbaliza_protocolo|transfere_operacao|horario_vali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Posicao_Sinistro_Auto|Menu_Posicao_Sinistro_Auto|Menu_Sms|Menu_Sms|Menu_Sms|Menu_Sms| Menu_Sms|Menu_Sms|Menu_Posicao_Sinistro_Auto|Menu_Posicao_Sinistro_Auto|,Menu_Posicao_Sinistro_Auto|Menu_Posicao_Sinistro_Auto|Menu_Posicao_Sinistro_Auto|Menu_Posicao_Sinistro_Auto|Menu_Posicao_Sinistro_Auto|Menu_Posicao_Sinistro_Auto|Transfere_Operacao|Protocolo|Protocolo|Protocolo|Protocolo|Protocolo|Protocolo|Protocolo|Protocolo|Protocolo|Protocolo|Transfere_Operacao|</text:p>
          </table:table-cell>
          <table:table-cell office:value-type="string">
            <text:p>10023|10583|10589|10597|10611|10617|12037|10004|11014|11016|12001|10619|10077|10949|10015|50013|10553|10553|10557|50013|10551|10559|15001|15001|11547|11549|15001|15001|11559|11561|10563|11003|15001|15001|11567|11612|15001|15003|11618|11620|15648|10066|10623|12061|10078|15661|15664|10504|10567|10954|10959|10976|10961|10067|10627|10629|10633|10637|41025|10080|11743|11628|11640|,11642|11644|11642|11644|10978|10980|10067|41030|10952|10076|10930|10932|10074|10880|15647|41036|41106|44002|41007|50001|50002|11744|11744|11745|10158|41028|11736|11726|11748|20360|41021|45015|50008|11744|11747|11744|11747|19260|10002|10008|10945|11034|11035|11521|11526|11523|11529|11041|19109|11002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Invalido|Invalido|Repete_Opcoes|INVALIDO|Valido|Pessoa_Fisica|0|Sucesso|200|Sucesso|0|,Sucesso|200|Sucesso|Cpf|Cpf|0|Sucesso|200|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,Menu_Produtos_Dinamico_Cliente|Falha|200|Falha|1|Sucesso|200|Sucesso|Nao|Nao_Possui|Menu_Chutes|Origem_Menu_Chute_Ja_Passou_Esse_Menu|Outros_Assuntos|Menu_Produtos_Dinamico_Cliente|portoInicio333|Sinistro_Auto|Menu_Sinistro_Unificado|Acompanhamento_Auto|Outras_Marcas|Produto_Frota_Nao|Nâo|Sinistro_Auto_Terceiros|Cliente_Identificado|Numero_Sinistro|Documento_Valido|OK|OK|,Sucesso_Status_Tratativa_Ura|Menu_Posicao_Sinistro_Auto|Origem_Posicao_Sinistro|1|Sucesso|Sucesso |Sucesso_Envio_Sms|Submenu_Com_Opcoes|Nova_Consulta|Documento_Valido|nao encontrado|Falha|nao encontrado|Falha|NUCLEO_SINISTRO_PORTO|Menu_Posicao_Sinistro_Auto|Transfere_Operacao|Sim|Sem_Protocolo|Cliente|200|Falha|SUCESSO|Sucesso|Nao_Verbaliza|NUCLEO_SINISTRO_PORTO|Horario_Valido|_1000</text:p>
          </table:table-cell>
          <table:table-cell office:value-type="string">
            <text:p>|||||||||||||||262241508890||262241508890|262241508890|26241508890|26241508890|||||||||||||||||||||||||||||||||||||2_Produtos||||||||||||||3|||2||3||||2||553202514633201|553202514633201||||||||||||5532025146||||||||||||||||||</text:p>
          </table:table-cell>
          <table:table-cell office:value-type="string">
            <text:p>Transfere_Operacao</text:p>
          </table:table-cell>
          <table:table-cell office:value-type="string">
            <text:p>227</text:p>
          </table:table-cell>
          <table:table-cell office:value-type="string">
            <text:p>014XXXXXXXX_1000</text:p>
          </table:table-cell>
          <table:table-cell office:value-type="string">
            <text:p>11002</text:p>
          </table:table-cell>
          <table:table-cell office:value-type="string">
            <text:p>PORTO/(SAUDE;VIDA):NAO_ESCOLHIDO/SINISTRO_POSICAO</text:p>
          </table:table-cell>
          <table:table-cell office:value-type="string">
            <text:p>PORTO</text:p>
          </table:table-cell>
          <table:table-cell office:value-type="string">
            <text:p>(SAUDE;VIDA):NAO_ESCOLHIDO</text:p>
          </table:table-cell>
          <table:table-cell office:value-type="string">
            <text:p>SINISTRO_POSICAO</text:p>
          </table:table-cell>
          <table:table-cell office:value-type="string">
            <text:p>NUCLEO_SINISTRO_PORTO</text:p>
          </table:table-cell>
          <table:table-cell office:value-type="string">
            <text:p>02/10/2025 15:11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341087962962964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80044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chamada_api_sac|chamada_api_sac|chamada_api|sucesso_api|inicio_menu|produto_identificado|direcionamento_fluxo|inicio_menu|intervalo_22_6|origem_ura_funcionario|cliente_auto_premium|,atendimento_prioritario|inicio_menu|origem_identificada|produto_identificado|validacao_parametro|quantidade_produtos|validacao|inicio_menu|sucesso_api|chamada_api|sucesso_api|chamada_api|sucesso_api|sucesso_api|sucesso_api|sinistro_aberto|possui_servico_agendado|inicio_menu|validacao|menu_dinamico|menu_dinamico|menu_dinamico|inicio_menu|origem_identificada|menu_principal|,inicio_menu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Menu_Identificacao_Cliente|Menu_Identificacao_Cliente|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,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,Menu_Chutes|Menu_Chutes|Menu_Produtos_Dinamico_Cliente|Menu_Produtos_Dinamico_Cliente|Menu_Produtos_Dinamico_Cliente|Menu_Produtos_Dinamico_Cliente|Menu_Produtos_Dinamico_Cliente|Menu_Outros_Assuntos_Cliente_Identificado|Menu_Outros_Assuntos_Cliente_Identificado|Menu_Outros_Assuntos_Cliente_Identificado|Menu_Sinistro_Unificado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2|15001|15003|11618|11624|10066|10623|12061|10078|15661|15664|10504|10537|10067|10627|10629|10633|10637|41025|10080|11743|11628|11640|11642|11644|11642|11644|10978||,10980|10067|41030|10657|10663|10952|10076|10930|10932|10074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200|Falha||Falha|200|Falha||Falha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Else|Repete_Opcoes|Outros_Assuntos|Menu_Produtos_Dinamico_Cliente|portoInicio333|Sinistro_Auto|Menu_Sinistro_Unificado||_1000</text:p>
          </table:table-cell>
          <table:table-cell office:value-type="string">
            <text:p>|||||||||||||||32050194820|32050194820||||||||||||||||||||||||||||||||||||2_Produtos||||||||||||||5||3|||2|||</text:p>
          </table:table-cell>
          <table:table-cell office:value-type="string">
            <text:p>Abandono</text:p>
          </table:table-cell>
          <table:table-cell office:value-type="string">
            <text:p>123</text:p>
          </table:table-cell>
          <table:table-cell office:value-type="string">
            <text:p>014XXXXXXXX_1000</text:p>
          </table:table-cell>
          <table:table-cell office:value-type="string">
            <text:p>10074</text:p>
          </table:table-cell>
          <table:table-cell office:value-type="string">
            <text:p>PORTO/(AUTO;RESIDENCIAL):NAO_ESCOLHIDO/SINISTRO</text:p>
          </table:table-cell>
          <table:table-cell office:value-type="string">
            <text:p>PORTO</text:p>
          </table:table-cell>
          <table:table-cell office:value-type="string">
            <text:p>(AUTO;RESIDENCIAL):NAO_ESCOLHIDO</text:p>
          </table:table-cell>
          <table:table-cell office:value-type="string">
            <text:p>SINISTRO</text:p>
          </table:table-cell>
          <table:table-cell/>
          <table:table-cell office:value-type="string">
            <text:p>02/10/2025 15:2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8826851851851852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684038857555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|_1000</text:p>
          </table:table-cell>
          <table:table-cell office:value-type="string">
            <text:p>|||||||||||||||63118750049|63118750049|||||||||||||||||||||||||||||||||||||1_Produtos||||||||||||||2||||||</text:p>
          </table:table-cell>
          <table:table-cell office:value-type="string">
            <text:p>Abandono</text:p>
          </table:table-cell>
          <table:table-cell office:value-type="string">
            <text:p>116</text:p>
          </table:table-cell>
          <table:table-cell office:value-type="string">
            <text:p>014XXXXXXXX_1000</text:p>
          </table:table-cell>
          <table:table-cell office:value-type="string">
            <text:p>10943</text:p>
          </table:table-cell>
          <table:table-cell office:value-type="string">
            <text:p>PORTO/(VIDA):NAO_ESCOLHIDO/OUTROS_ASSUNTOS</text:p>
          </table:table-cell>
          <table:table-cell office:value-type="string">
            <text:p>PORTO</text:p>
          </table:table-cell>
          <table:table-cell office:value-type="string">
            <text:p>(VIDA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2/10/2025 21:2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953125</text:p>
          </table:table-cell>
          <table:table-cell office:value-type="float" office:value="4">
            <text:p>4</text:p>
          </table:table-cell>
          <table:table-cell office:value-type="string">
            <text:p>16</text:p>
          </table:table-cell>
          <table:table-cell office:value-type="string">
            <text:p>6840386124821000</text:p>
          </table:table-cell>
          <table:table-cell office:value-type="string">
            <text:p>ASSIST_AUTO_PORTO_PREMIUM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origem_ura|transfere_operacao|,inicio_menu|inicio_menu|registrar_protocolo|protocolo_aberto|perfil_cliente|chamada_api|sucesso_api|chamada_api|sucesso_api|verbaliza_protocolo|transfere_operacao|horario_vali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Transfere_Operacao|Protocolo|Protocolo|Protocolo|Protocolo|Protocolo|Protocolo|Protocolo|,Protocolo|Protocolo|Protocolo|Transfere_Operacao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,10647|10073|10858|10866|10071|10733|15589|15631|19062|10002|10008|10945|11034|11035|11521|11525|11523|11529|11041|19109|11002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Auto|Sim|Menu_Carro_Casa_Unificado|Identificado|Outros_Servicos|333_Porto|PAT_SOCORRO_NR|Menu_Principal_Dinamico_Auto|Transfere_Operacao|Sim|Sem_Protocolo|Cliente|200|Sucesso|SUCESSO|Sucesso|Nao_Verbaliza|PAT_SOCORRO_NR|Horario_Valido|_1000</text:p>
          </table:table-cell>
          <table:table-cell office:value-type="string">
            <text:p>|||||||||||||||77739116815|77739116815|||||||||||||||||||||||||||||||||2_Produtos||||||||||||||1||1||||6|||||||||||||||</text:p>
          </table:table-cell>
          <table:table-cell office:value-type="string">
            <text:p>Transfere_Operacao</text:p>
          </table:table-cell>
          <table:table-cell office:value-type="string">
            <text:p>96</text:p>
          </table:table-cell>
          <table:table-cell office:value-type="string">
            <text:p>014XXXXXXXX_1000</text:p>
          </table:table-cell>
          <table:table-cell office:value-type="string">
            <text:p>11002</text:p>
          </table:table-cell>
          <table:table-cell office:value-type="string">
            <text:p>PORTO/(AUTO;RESIDENCIAL):AUTO/OUTROS_ASSUNTOS</text:p>
          </table:table-cell>
          <table:table-cell office:value-type="string">
            <text:p>PORTO</text:p>
          </table:table-cell>
          <table:table-cell office:value-type="string">
            <text:p>(AUTO;RESIDENCIAL):AUTO</text:p>
          </table:table-cell>
          <table:table-cell office:value-type="string">
            <text:p>OUTROS_ASSUNTOS</text:p>
          </table:table-cell>
          <table:table-cell office:value-type="string">
            <text:p>PAT_SOCORRO_NR</text:p>
          </table:table-cell>
          <table:table-cell office:value-type="string">
            <text:p>02/10/2025 16:4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3943171296296296</text:p>
          </table:table-cell>
          <table:table-cell office:value-type="float" office:value="4">
            <text:p>4</text:p>
          </table:table-cell>
          <table:table-cell office:value-type="string">
            <text:p>9</text:p>
          </table:table-cell>
          <table:table-cell office:value-type="string">
            <text:p>6838610201931000</text:p>
          </table:table-cell>
          <table:table-cell office:value-type="string">
            <text:p>URA_SEG_E_ASSIST_PORTO_1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submenu|transfere_outra_ura|inicio_menu|,transbordo|validacao|saudacao_inicial_porto|validacao|inicio_menu|acionamento_lacuna|mensagem_emergencial|direcionamento_fluxo|direcionamento_fluxo|inicio_menu|inicio_menu|Menu_Identificacao_Publico_Saude|inicio_menu|tipo_documento|documento_validado|validacao|chamada_api_contratos|chamada_api_contratos|chamada_api|sucesso_api|chamada_api_dados|chamada_api_dados|chamada_api|,sucesso_api|validacao_cliente_private|validacao_cliente_premium|chamada_api_sac|chamada_api_sac|chamada_api|sucesso_api|chamada_api_sac|chamada_api_sac|chamada_api|sucesso_api|inicio_menu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Produtos_Dinamico_Cliente|Menu_Produtos_Dinamico_Cliente|Transfere_Outras_Uras|Transfere_Operacao|Inicio_Ura_Saude_Unificado|Inicio_Ura_Saude_Unificado|Inicio_Ura_Saude_Unificado|,Roteador_Unico_Lacunas|Roteador_Unico_Lacunas|Roteador_Unico_Lacunas|Roteador_Unico_Lacunas|Inicio_Ura_Saude_Unificado|Menu_Principal|Menu_Principal|Identificacao_Publico_Saude|Menu_Identificacao_Cliente|Menu_Identificacao_Cliente|Menu_Identificacao_Cliente|Menu_Identificacao_Cliente|Menu_Identificacao_Cliente|Menu_Identificacao_Cliente|Menu_Identificacao_Cliente|,Menu_Identificacao_Cliente|Menu_Identificacao_Cliente|Menu_Identificacao_Cliente|Menu_Identificacao_Cliente|Menu_Identificacao_Cliente|Identificacao_Cliente|Menu_Identificacao_Cliente|Menu_Identificacao_Cliente|Menu_Identificacao_Cliente|Menu_Identificacao_Cliente|Menu_Identificacao_Cliente|Menu_Identificacao_Cliente|Menu_Identificacao_Cliente|Menu_Identificacao_Cliente|,Menu_Identificacao_Cliente|Menu_Saude_Odonto|</text:p>
          </table:table-cell>
          <table:table-cell office:value-type="string">
            <text:p>10023|10583|10589|10595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645|10665|23012|10039|12031|10008|10504|11001|10040|11057|11059|12012|12001|10003|10003|14041|10013|50001|50002|11006|15001|15001|11501|11502|15001|15001|11505|11506|11385|11387|15001|15003|11513|11515|15001|15003|11513|11516|10015|</text:p>
          </table:table-cell>
          <table:table-cell office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,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Sem_Direcionamento_333|Seguro|Saldo_Devedor|Menu_Produtos_Dinamico_Cliente|Outros_Assuntos|Saude_Odonto|Ola|Publico_Identificado|Inicio_Ura_Saude_Unificado|Primeiro_Acionamento|Mensagem_Emergencial_Desativada|Roteador_Unico_Lacunas|Identificacao_Prestador|Inicio_Ura_Saude_Unificado|Menu_Principal|Segurado|,Identificacao_Publico_Saude|20077664779|Valido|Pessoa_Fisica|0|Sucesso|200|Sucesso|0|Sucesso|200|Sucesso|Cliente_Private_Nao|Cliente_Premium_Nao|404|Sucesso||Falha|404|Sucesso||Falha|Menu_Identificacao_Cliente|_1000</text:p>
          </table:table-cell>
          <table:table-cell office:value-type="string">
            <text:p>|||||||||||||||20077664779|20077664779|||||||||||||||||||||||||||||||||||||1_Produtos||||||||||||||1|1||||||||||||||1|||20077664779|||||||||||||||||||||</text:p>
          </table:table-cell>
          <table:table-cell office:value-type="string">
            <text:p>Abandono</text:p>
          </table:table-cell>
          <table:table-cell office:value-type="string">
            <text:p>97</text:p>
          </table:table-cell>
          <table:table-cell office:value-type="string">
            <text:p>014XXXXXXXX_1000</text:p>
          </table:table-cell>
          <table:table-cell office:value-type="string">
            <text:p>10015</text:p>
          </table:table-cell>
          <table:table-cell office:value-type="string">
            <text:p>SAUDE</text:p>
          </table:table-cell>
          <table:table-cell office:value-type="string">
            <text:p>SAUDE</text:p>
          </table:table-cell>
          <table:table-cell/>
          <table:table-cell/>
          <table:table-cell/>
          <table:table-cell office:value-type="string">
            <text:p>02/10/2025 09:20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127314814814815</text:p>
          </table:table-cell>
          <table:table-cell office:value-type="float" office:value="4">
            <text:p>4</text:p>
          </table:table-cell>
          <table:table-cell office:value-type="string">
            <text:p>17</text:p>
          </table:table-cell>
          <table:table-cell office:value-type="string">
            <text:p>684038647282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,inicio_menu|cliente_identificado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Carro_Casa_Unificado|Menu_Carro_Casa_Unificado|Menu_Carro_Casa_Unificado|Menu_Principal_Dinamico_Auto|Menu_Principal_Dinamico_Auto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7|10073|10858|10866|10071|10733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Auto|Menu_Produtos_Dinamico_Cliente|Auto|Sim|Menu_Carro_Casa_Unificado|Identificado||_2000</text:p>
          </table:table-cell>
          <table:table-cell office:value-type="string">
            <text:p>|||||||||||||||01409306631|01409306631|||||||||||||||||||||||||||||||||||||1_Produtos||||||||||||||1||1|||||</text:p>
          </table:table-cell>
          <table:table-cell office:value-type="string">
            <text:p>Abandono</text:p>
          </table:table-cell>
          <table:table-cell office:value-type="string">
            <text:p>97</text:p>
          </table:table-cell>
          <table:table-cell office:value-type="string">
            <text:p>014XXXXXXXX_2000</text:p>
          </table:table-cell>
          <table:table-cell office:value-type="string">
            <text:p>10733</text:p>
          </table:table-cell>
          <table:table-cell office:value-type="string">
            <text:p>PORTO/(AUTO):AUTO/NAO_DEFINID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NAO_DEFINIDO</text:p>
          </table:table-cell>
          <table:table-cell/>
          <table:table-cell office:value-type="string">
            <text:p>03/10/2025 16:5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5109490740740741</text:p>
          </table:table-cell>
          <table:table-cell office:value-type="float" office:value="4">
            <text:p>4</text:p>
          </table:table-cell>
          <table:table-cell office:value-type="string">
            <text:p>12</text:p>
          </table:table-cell>
          <table:table-cell office:value-type="string">
            <text:p>683861221801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menu_principal|menu_principal|origem_333|inicio_menu|cliente_identificado|menu_dinamico|,inicio_menu|origem_menu|origem_auto|origem_identificada|inicio_menu|identificar_marca|identificar_seguro|origem_menu_idoso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Carro_Casa_Unificado|Menu_Carro_Casa_Unificado|Menu_Principal_Dinamico_Auto|Menu_Principal_Dinamico_Auto|Menu_Principal_Dinamico_Auto|Desambiguacao_Direcionamentos|Desambiguacao_Direcionamentos|Desambiguacao_Direcionamentos|,Desambiguacao_Direcionamentos|Menu_Servicos_Agendados|Menu_Servicos_Agendados|Menu_Servicos_Agendados|Menu_Servicos_Agendados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|,10647|10073|10860|10864|10858|10866|10071|10733|10739|10083|12541|12550|12587|10079|15682|15683|11045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Silencio|Repete_Opcoes|Auto|Sim|Menu_Carro_Casa_Unificado|Identificado|Servico_Agendado|Menu_Principal_Dinamico_Auto|Menu_Auto_Dinamico|Servico_Agendado|333_Porto|Desambiguacao_Direcionamentos|Porto|Casa_Carro|Demais_Clientes||_2000</text:p>
          </table:table-cell>
          <table:table-cell office:value-type="string">
            <text:p>|||||||||||||||17747405839|17747405839|||||||||||||||||||||||||||||||||1_Produtos||||||||||||||1||||1||||2||||||||||</text:p>
          </table:table-cell>
          <table:table-cell office:value-type="string">
            <text:p>Abandono</text:p>
          </table:table-cell>
          <table:table-cell office:value-type="string">
            <text:p>76</text:p>
          </table:table-cell>
          <table:table-cell office:value-type="string">
            <text:p>014XXXXXXXX_2000</text:p>
          </table:table-cell>
          <table:table-cell office:value-type="string">
            <text:p>11045</text:p>
          </table:table-cell>
          <table:table-cell office:value-type="string">
            <text:p>PORTO/(AUTO):AUTO/ASSISTENCIA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ASSISTENCIA</text:p>
          </table:table-cell>
          <table:table-cell/>
          <table:table-cell office:value-type="string">
            <text:p>03/10/2025 12:34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216782407407407</text:p>
          </table:table-cell>
          <table:table-cell office:value-type="float" office:value="4">
            <text:p>4</text:p>
          </table:table-cell>
          <table:table-cell office:value-type="string">
            <text:p>17</text:p>
          </table:table-cell>
          <table:table-cell office:value-type="string">
            <text:p>684038665097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tipo_documento|vaidacao_numero_sinistro|submenu_sinistro_terceiro|submenu_sinistro_terceiros|submenu_sinistro_terceiro|atendimento_encerrado|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Inicio_Identificacao_Cliente|Inicio_Identificacao_Cliente|Inicio_Identificacao_Cliente|Inicio_Identificacao_Cliente|Inicio_Identifica_Cliente|Finalizada_Chamada|Finalizada_Chamada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0|15647|41036|41106|44002|41007|50001|41077|45067|45063|45068|20388|10001|20001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nistro_Auto|Menu_Sinistro_Unificado|Acompanhamento_Auto|Outras_Marcas|Produto_Frota_Nao|Nâo|Sinistro_Auto_Terceiros|Cliente_Identificado|Numero_Sinistro|Inicio_531|Silencio|Repete_Opcoes|Else_Invalido|Silencio|Inicio_Identifica_Cliente|,audio_geral_finaliza_chamada_encerra_porto.wav|_2000</text:p>
          </table:table-cell>
          <table:table-cell office:value-type="string">
            <text:p>|||||||||||||||57395993691|57395993691|||||||||||||||||||||||||||||||||||||1_Produtos||||||||||||||2|||2||3||||2||5312025526887||||||||</text:p>
          </table:table-cell>
          <table:table-cell office:value-type="string">
            <text:p>Desconexao</text:p>
          </table:table-cell>
          <table:table-cell office:value-type="string">
            <text:p>197</text:p>
          </table:table-cell>
          <table:table-cell office:value-type="string">
            <text:p>014XXXXXXXX_2000</text:p>
          </table:table-cell>
          <table:table-cell office:value-type="string">
            <text:p>20001</text:p>
          </table:table-cell>
          <table:table-cell office:value-type="string">
            <text:p>PORTO/(AUTO):NAO_ESCOLHIDO/SINISTRO_POSICAO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SINISTRO_POSICAO</text:p>
          </table:table-cell>
          <table:table-cell/>
          <table:table-cell office:value-type="string">
            <text:p>03/10/2025 17:36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7532638888888888</text:p>
          </table:table-cell>
          <table:table-cell office:value-type="float" office:value="4">
            <text:p>4</text:p>
          </table:table-cell>
          <table:table-cell office:value-type="string">
            <text:p>18</text:p>
          </table:table-cell>
          <table:table-cell office:value-type="string">
            <text:p>684038722440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sucesso_api|sucesso_api|submenu|inicio_menu|origem_identificada|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Outros_Assuntos_Cliente_Identificado|Menu_Outros_Assuntos_Cliente_Identificado|Menu_Outros_Assuntos_Cliente_Identificado|Menu_Outros_Assuntos_Cliente_Identificado||</text:p>
          </table:table-cell>
          <table:table-cell office:value-type="string">
            <text:p>10023|10583|10589|10599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2|10074|10880|15647|41036|41106|44001|41011|11743|11742|45002|10076|10930|10939|10943|</text:p>
          </table:table-cell>
          <table:table-cell office:value-type="string">
            <text:p>333_Porto|Chamada_Autorizada|PORTO|Boa_Noit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Acompanhamento_Auto|Outras_Marcas|Produto_Frota_Nao|Nâo|Sinistro_Auto_Propria_Apolice|Cpf_Identificado|Falha|Sucesso_Sinistro_Nao_Localizado|Outros_Assuntos|Menu_Posicao_Sinistro_Auto|portoInicio333|Silencio|,Repete_Opcoes||_2000</text:p>
          </table:table-cell>
          <table:table-cell office:value-type="string">
            <text:p>|||||||||||||||12020794667|12020794667|||||||||||||||||||||||||||||||||||||1_Produtos||||||||||||||2|||2||3||||1||||2||||||</text:p>
          </table:table-cell>
          <table:table-cell office:value-type="string">
            <text:p>Abandono</text:p>
          </table:table-cell>
          <table:table-cell office:value-type="string">
            <text:p>186</text:p>
          </table:table-cell>
          <table:table-cell office:value-type="string">
            <text:p>014XXXXXXXX_2000</text:p>
          </table:table-cell>
          <table:table-cell office:value-type="string">
            <text:p>10943</text:p>
          </table:table-cell>
          <table:table-cell office:value-type="string">
            <text:p>PORTO/(AUTO):NAO_ESCOLHIDO/OUTROS_ASSUNTOS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3/10/2025 17:4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081018518518518</text:p>
          </table:table-cell>
          <table:table-cell office:value-type="float" office:value="4">
            <text:p>4</text:p>
          </table:table-cell>
          <table:table-cell office:value-type="string">
            <text:p>9</text:p>
          </table:table-cell>
          <table:table-cell office:value-type="string">
            <text:p>683861038073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|_2000</text:p>
          </table:table-cell>
          <table:table-cell office:value-type="string">
            <text:p>|||||||||||||||38273857840|38273857840|||||||||||||||||||||||||||||||||||||1_Produtos||||||||||||||2||||</text:p>
          </table:table-cell>
          <table:table-cell office:value-type="string">
            <text:p>Abandono</text:p>
          </table:table-cell>
          <table:table-cell office:value-type="string">
            <text:p>110</text:p>
          </table:table-cell>
          <table:table-cell office:value-type="string">
            <text:p>014XXXXXXXX_2000</text:p>
          </table:table-cell>
          <table:table-cell office:value-type="string">
            <text:p>10930</text:p>
          </table:table-cell>
          <table:table-cell office:value-type="string">
            <text:p>PORTO/(AUTO):NAO_ESCOLHIDO/OUTROS_ASSUNTOS</text:p>
          </table:table-cell>
          <table:table-cell office:value-type="string">
            <text:p>PORTO</text:p>
          </table:table-cell>
          <table:table-cell office:value-type="string">
            <text:p>(AUTO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3/10/2025 09:53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321412037037037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683861075895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,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10940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Silencio||_2000</text:p>
          </table:table-cell>
          <table:table-cell office:value-type="string">
            <text:p>|||||||||||||||25152381818|25152381818|||||||||||||||||||||||||||||||||||||3_Produtos||||||||||||||3|||||||</text:p>
          </table:table-cell>
          <table:table-cell office:value-type="string">
            <text:p>Abandono</text:p>
          </table:table-cell>
          <table:table-cell office:value-type="string">
            <text:p>167</text:p>
          </table:table-cell>
          <table:table-cell office:value-type="string">
            <text:p>014XXXXXXXX_2000</text:p>
          </table:table-cell>
          <table:table-cell office:value-type="string">
            <text:p>10940</text:p>
          </table:table-cell>
          <table:table-cell office:value-type="string">
            <text:p>PORTO/(AUTO;VIDA):NAO_ESCOLHIDO/OUTROS_ASSUNTOS</text:p>
          </table:table-cell>
          <table:table-cell office:value-type="string">
            <text:p>PORTO</text:p>
          </table:table-cell>
          <table:table-cell office:value-type="string">
            <text:p>(AUTO;VIDA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3/10/2025 10:47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4429050925925926</text:p>
          </table:table-cell>
          <table:table-cell office:value-type="float" office:value="4">
            <text:p>4</text:p>
          </table:table-cell>
          <table:table-cell office:value-type="string">
            <text:p>10</text:p>
          </table:table-cell>
          <table:table-cell office:value-type="string">
            <text:p>683861094732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chamada_api_dados|chamada_api_dados|chamada_api|sucesso_api|inicio_menu|produto_identificado|direcionamento_fluxo|inicio_menu|intervalo_22_6|origem_ura_funcionario|cliente_auto_premium|atendimento_prioritario|validacao_cliente_r3|cliente_bllu|produto_frota|ddd_nova_ura|inicio_menu|origem_identificada|,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menu_dinamico|menu_dinamico|atendimento_encerrado|,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Desambigua_Identificacao_Cliente|,Menu_Desambigua_Identificacao_Cliente|Menu_Desambigua_Identificacao_Cliente|Menu_Identificacao_Cliente_333_Porto|Menu_Identificacao_Cliente_333_Porto|Menu_Identificacao_Cliente_333_Porto|Menu_Identificacao_Cliente_333_Porto|Menu_Identificacao_Cliente_333_Porto|Menu_Identificacao_Cliente_333_Porto|Menu_Identificacao_Cliente_333_Porto|Menu_Identificacao_Cliente_333_Porto|,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,Menu_Produtos_Dinamico_Cliente|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Menu_Principal_Dinamico_Auto|Finalizada_Chamada|,Finalizada_Chamada|</text:p>
          </table:table-cell>
          <table:table-cell office:value-type="string">
            <text:p>10023|10583|10589|10595|10611|10617|12037|10004|11014|11016|12001|10619|10077|10949|10015|50013|10551|10559|15001|15001|11547|11549|15001|15003|11559|11563|15001|15003|11559|11565|10066|10623|12061|10078|15661|15664|10504|10567|10954|10959|10976|10961|10067|10627|10629|10633|10637|41025|10080|11743|11628|11640|11642|11644|11642|11644|10978|10980|10067|41030|10647|10073|10858|,10866|10071|10733|10763|10769|10765|20269|10001|20001|</text:p>
          </table:table-cell>
          <table:table-cell office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Falha|200|Falha|0|Falha|200|Falha|,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|Falha|1|Sucesso|200|Sucesso|Nao|Nao_Possui|Menu_Chutes|,Origem_Menu_Chute_Ja_Passou_Esse_Menu|Seguro_Assistencia_Auto|Menu_Produtos_Dinamico_Cliente|Auto|Sim|Menu_Carro_Casa_Unificado|Identificado|Else|Repete_Opcoes|Else|Else|Menu_Principal_Dinamico_Auto|audio_geral_finaliza_chamada_encerra_porto.wav|_2000</text:p>
          </table:table-cell>
          <table:table-cell office:value-type="string">
            <text:p>|||||||||||||||37476443845|37476443845||||||||||||||||||||||||||||||1_Produtos||||||||||||||1||1||||1||1||||</text:p>
          </table:table-cell>
          <table:table-cell office:value-type="string">
            <text:p>Desconexao</text:p>
          </table:table-cell>
          <table:table-cell office:value-type="string">
            <text:p>85</text:p>
          </table:table-cell>
          <table:table-cell office:value-type="string">
            <text:p>014XXXXXXXX_2000</text:p>
          </table:table-cell>
          <table:table-cell office:value-type="string">
            <text:p>20001</text:p>
          </table:table-cell>
          <table:table-cell office:value-type="string">
            <text:p>PORTO/(AUTO):AUTO/NAO_DEFINIDO</text:p>
          </table:table-cell>
          <table:table-cell office:value-type="string">
            <text:p>PORTO</text:p>
          </table:table-cell>
          <table:table-cell office:value-type="string">
            <text:p>(AUTO):AUTO</text:p>
          </table:table-cell>
          <table:table-cell office:value-type="string">
            <text:p>NAO_DEFINIDO</text:p>
          </table:table-cell>
          <table:table-cell/>
          <table:table-cell office:value-type="string">
            <text:p>03/10/2025 10:49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411111111111111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951052000</text:p>
          </table:table-cell>
          <table:table-cell office:value-type="string">
            <text:p>OD_SIN_RE_POSICAO_2621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cliente_identificado|,menu_dinamico|origem_333|inicio_menu|menu_principal|atendimento_humano|transfere_operacao|inicio_menu|inicio_menu|registrar_protocolo|protocolo_aberto|perfil_cliente|chamada_api|sucesso_api|chamada_api|sucesso_api|verbaliza_protocolo|transfere_operacao|horario_valido|inicio_menu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Dinamico_Unificado_Re|Menu_Dinamico_Unificado_Re|Menu_Dinamico_Unificado_Re|Menu_Dinamico_Unificado_Re|Menu_Sinistro_Unificado|Menu_Sinistro_Unificado|Menu_Sinistro_Unificado|,Menu_Sinistro_Unificado|Transfere_Operacao|Protocolo|Protocolo|Protocolo|Protocolo|Protocolo|Protocolo|Protocolo|Protocolo|Protocolo|Protocolo|Transfere_Operacao|Pesquisa_Satisfacao_Ath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9|10072|10823|10831|15707|10074|10882|10895|19035|10002|10008|10945|11034|11035|11521|11525|11523|11529|11041|19109|11002|60001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Casa|Menu_Produtos_Dinamico_Cliente|Identificado|Sinistro|Outras_Origens|Menu_Sinistro_Unificado|Acompanhamento _Re|Habilitado|OD_RE_SINISTRO_POSICAO_621|Menu_Sinistro_Unificado|Transfere_Operacao|Sim|Sem_Protocolo|Cliente|200|Sucesso|SUCESSO|Sucesso|Nao_Verbaliza|OD_RE_SINISTRO_POSICAO_621|,Horario_Valido|Transfere_Operacao||_2000</text:p>
          </table:table-cell>
          <table:table-cell office:value-type="string">
            <text:p>|||||||||||||||52107205604|52107205604|||||||||||||||||||||||||||||||||||||3_Produtos||||||||||||||2|||6|||2|||||||||||||||||</text:p>
          </table:table-cell>
          <table:table-cell office:value-type="string">
            <text:p>Transfere_Operacao</text:p>
          </table:table-cell>
          <table:table-cell office:value-type="string">
            <text:p>634</text:p>
          </table:table-cell>
          <table:table-cell office:value-type="string">
            <text:p>014XXXXXXXX_2000</text:p>
          </table:table-cell>
          <table:table-cell office:value-type="string">
            <text:p>60001</text:p>
          </table:table-cell>
          <table:table-cell office:value-type="string">
            <text:p>PORTO/(AUTO;RESIDENCIAL):SEGURO_RESIDENCIAL/SINISTRO_POSICAO</text:p>
          </table:table-cell>
          <table:table-cell office:value-type="string">
            <text:p>PORTO</text:p>
          </table:table-cell>
          <table:table-cell office:value-type="string">
            <text:p>(AUTO;RESIDENCIAL):SEGURO_RESIDENCIAL</text:p>
          </table:table-cell>
          <table:table-cell office:value-type="string">
            <text:p>SINISTRO_POSICAO</text:p>
          </table:table-cell>
          <table:table-cell office:value-type="string">
            <text:p>OD_RE_SINISTRO_POSICAO_621</text:p>
          </table:table-cell>
          <table:table-cell office:value-type="string">
            <text:p>03/10/2025 15:12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695717592592593</text:p>
          </table:table-cell>
          <table:table-cell office:value-type="float" office:value="4">
            <text:p>4</text:p>
          </table:table-cell>
          <table:table-cell office:value-type="string">
            <text:p>16</text:p>
          </table:table-cell>
          <table:table-cell office:value-type="string">
            <text:p>683861557838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menu_principal|menu_principal|atendimento_encerrado|inicio_menu|atendimento_encerra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Sinistro_Unificado|Finalizada_Chamada|Finalizada_Chamada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3|10887|10884|20291|10001|20001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Silencio|Repete_Opcoes|Silencio|Silencio|Menu_Sinistro_Unificado|audio_geral_finaliza_chamada_encerra_porto.wav|_2000</text:p>
          </table:table-cell>
          <table:table-cell office:value-type="string">
            <text:p>|||||||||||||||22481194888|22481194888|||||||||||||||||||||||||||||||||||||1_Produtos||||||||||||||2|||2||||||||</text:p>
          </table:table-cell>
          <table:table-cell office:value-type="string">
            <text:p>Desconexao</text:p>
          </table:table-cell>
          <table:table-cell office:value-type="string">
            <text:p>115</text:p>
          </table:table-cell>
          <table:table-cell office:value-type="string">
            <text:p>014XXXXXXXX_2000</text:p>
          </table:table-cell>
          <table:table-cell office:value-type="string">
            <text:p>20001</text:p>
          </table:table-cell>
          <table:table-cell office:value-type="string">
            <text:p>PORTO/(VIDA):NAO_ESCOLHIDO/SINISTRO</text:p>
          </table:table-cell>
          <table:table-cell office:value-type="string">
            <text:p>PORTO</text:p>
          </table:table-cell>
          <table:table-cell office:value-type="string">
            <text:p>(VIDA):NAO_ESCOLHIDO</text:p>
          </table:table-cell>
          <table:table-cell office:value-type="string">
            <text:p>SINISTRO</text:p>
          </table:table-cell>
          <table:table-cell/>
          <table:table-cell office:value-type="string">
            <text:p>03/10/2025 16:27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327314814814815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770662000</text:p>
          </table:table-cell>
          <table:table-cell office:value-type="string">
            <text:p>NUC_SIN_AUTO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documento_validado|documento_validado|tipo_documento|documento_validado|pf_pj|,chamada_api_contratos|chamada_api_contratos|chamada_api|sucesso_api|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,origem_ura_funcionario|cliente_auto_premium|atendimento_prioritario|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,validacao|menu_dinamico|inicio_menu|origem_identificada|menu_principal|inicio_menu|menu_principal|outras_marcas|validacao|validacao_opm_habilitado_itau_mitsui|menu_posicao_sinsitro|validacao|tipo_documento|documento_validado|chamada_api|sucesso_api|sucesso_api|inicio_menu|validacao|chamada_api|sucesso_api|sucesso_api|atendimento_encerrado|validacao|submenu|documento_validado|,chamada_api|sucesso_api|sucesso_api|sucesso_api|transfere_operacao|inicio_menu|inicio_menu|registrar_protocolo|protocolo_aberto|perfil_cliente|chamada_api|sucesso_api|chamada_api|sucesso_api|verbaliza_protocolo|transfere_operacao|horario_vali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Posicao_Sinistro_Auto|Menu_Posicao_Sinistro_Auto|Menu_Sms|Menu_Sms|Menu_Sms|Menu_Sms| Menu_Sms|Menu_Sms|Menu_Posicao_Sinistro_Auto|Menu_Posicao_Sinistro_Auto|,Menu_Posicao_Sinistro_Auto|Menu_Posicao_Sinistro_Auto|Menu_Posicao_Sinistro_Auto|Menu_Posicao_Sinistro_Auto|Menu_Posicao_Sinistro_Auto|Menu_Posicao_Sinistro_Auto|Transfere_Operacao|Protocolo|Protocolo|Protocolo|Protocolo|Protocolo|Protocolo|Protocolo|Protocolo|Protocolo|Protocolo|Transfere_Operacao|</text:p>
          </table:table-cell>
          <table:table-cell office:value-type="string">
            <text:p>10023|10583|10589|10597|10611|10617|12037|10004|11014|11016|12001|10619|10077|10949|10015|50013|10553|10553|10557|50013|10551|10559|15001|15001|11547|11549|15001|15001|11559|11561|10563|11003|15001|15001|11567|11612|15001|15003|11618|11620|15648|10066|10623|12061|10078|15661|15664|10504|10567|10954|10959|10976|10961|10067|10627|10629|10633|10637|41025|10080|11743|11628|11640|,11642|11644|11642|11644|10978|10980|10067|41030|10952|10076|10930|10932|10074|10880|15647|41036|41106|44002|41007|50001|50002|11744|11744|11745|10158|41028|11736|11726|11748|20360|41021|45015|50008|11744|11747|11744|11747|19260|10002|10008|10945|11034|11035|11521|11526|11523|11529|11041|19109|11002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Invalido|Invalido|Repete_Opcoes|INVALIDO|Valido|Pessoa_Fisica|0|Sucesso|200|Sucesso|0|,Sucesso|200|Sucesso|Cpf|Cpf|0|Sucesso|200|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,Menu_Produtos_Dinamico_Cliente|Falha|200|Falha|1|Sucesso|200|Sucesso|Nao|Nao_Possui|Menu_Chutes|Origem_Menu_Chute_Ja_Passou_Esse_Menu|Outros_Assuntos|Menu_Produtos_Dinamico_Cliente|portoInicio333|Sinistro_Auto|Menu_Sinistro_Unificado|Acompanhamento_Auto|Outras_Marcas|Produto_Frota_Nao|Nâo|Sinistro_Auto_Terceiros|Cliente_Identificado|Numero_Sinistro|Documento_Valido|OK|OK|,Sucesso_Status_Tratativa_Ura|Menu_Posicao_Sinistro_Auto|Origem_Posicao_Sinistro|1|Sucesso|Sucesso |Sucesso_Envio_Sms|Submenu_Com_Opcoes|Nova_Consulta|Documento_Valido|nao encontrado|Falha|nao encontrado|Falha|NUCLEO_SINISTRO_PORTO|Menu_Posicao_Sinistro_Auto|Transfere_Operacao|Sim|Sem_Protocolo|Cliente|200|Falha|SUCESSO|Sucesso|Nao_Verbaliza|NUCLEO_SINISTRO_PORTO|Horario_Valido|_2000</text:p>
          </table:table-cell>
          <table:table-cell office:value-type="string">
            <text:p>|||||||||||||||262241508890||262241508890|262241508890|26241508890|26241508890|||||||||||||||||||||||||||||||||||||2_Produtos||||||||||||||3|||2||3||||2||553202514633201|553202514633201||||||||||||5532025146||||||||||||||||||</text:p>
          </table:table-cell>
          <table:table-cell office:value-type="string">
            <text:p>Transfere_Operacao</text:p>
          </table:table-cell>
          <table:table-cell office:value-type="string">
            <text:p>227</text:p>
          </table:table-cell>
          <table:table-cell office:value-type="string">
            <text:p>014XXXXXXXX_2000</text:p>
          </table:table-cell>
          <table:table-cell office:value-type="string">
            <text:p>11002</text:p>
          </table:table-cell>
          <table:table-cell office:value-type="string">
            <text:p>PORTO/(SAUDE;VIDA):NAO_ESCOLHIDO/SINISTRO_POSICAO</text:p>
          </table:table-cell>
          <table:table-cell office:value-type="string">
            <text:p>PORTO</text:p>
          </table:table-cell>
          <table:table-cell office:value-type="string">
            <text:p>(SAUDE;VIDA):NAO_ESCOLHIDO</text:p>
          </table:table-cell>
          <table:table-cell office:value-type="string">
            <text:p>SINISTRO_POSICAO</text:p>
          </table:table-cell>
          <table:table-cell office:value-type="string">
            <text:p>NUCLEO_SINISTRO_PORTO</text:p>
          </table:table-cell>
          <table:table-cell office:value-type="string">
            <text:p>03/10/2025 14:5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341087962962964</text:p>
          </table:table-cell>
          <table:table-cell office:value-type="float" office:value="4">
            <text:p>4</text:p>
          </table:table-cell>
          <table:table-cell office:value-type="string">
            <text:p>15</text:p>
          </table:table-cell>
          <table:table-cell office:value-type="string">
            <text:p>683861480044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chamada_api_sac|chamada_api_sac|chamada_api|sucesso_api|inicio_menu|produto_identificado|direcionamento_fluxo|inicio_menu|intervalo_22_6|origem_ura_funcionario|cliente_auto_premium|,atendimento_prioritario|inicio_menu|origem_identificada|produto_identificado|validacao_parametro|quantidade_produtos|validacao|inicio_menu|sucesso_api|chamada_api|sucesso_api|chamada_api|sucesso_api|sucesso_api|sucesso_api|sinistro_aberto|possui_servico_agendado|inicio_menu|validacao|menu_dinamico|menu_dinamico|menu_dinamico|inicio_menu|origem_identificada|menu_principal|,inicio_menu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Menu_Identificacao_Cliente|Menu_Identificacao_Cliente|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,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,Menu_Chutes|Menu_Chutes|Menu_Produtos_Dinamico_Cliente|Menu_Produtos_Dinamico_Cliente|Menu_Produtos_Dinamico_Cliente|Menu_Produtos_Dinamico_Cliente|Menu_Produtos_Dinamico_Cliente|Menu_Outros_Assuntos_Cliente_Identificado|Menu_Outros_Assuntos_Cliente_Identificado|Menu_Outros_Assuntos_Cliente_Identificado|Menu_Sinistro_Unificado|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2|15001|15003|11618|11624|10066|10623|12061|10078|15661|15664|10504|10537|10067|10627|10629|10633|10637|41025|10080|11743|11628|11640|11642|11644|11642|11644|10978||,10980|10067|41030|10657|10663|10952|10076|10930|10932|10074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200|Falha||Falha|200|Falha||Falha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Else|Repete_Opcoes|Outros_Assuntos|Menu_Produtos_Dinamico_Cliente|portoInicio333|Sinistro_Auto|Menu_Sinistro_Unificado||_2000</text:p>
          </table:table-cell>
          <table:table-cell office:value-type="string">
            <text:p>|||||||||||||||32050194820|32050194820||||||||||||||||||||||||||||||||||||2_Produtos||||||||||||||5||3|||2|||</text:p>
          </table:table-cell>
          <table:table-cell office:value-type="string">
            <text:p>Abandono</text:p>
          </table:table-cell>
          <table:table-cell office:value-type="string">
            <text:p>123</text:p>
          </table:table-cell>
          <table:table-cell office:value-type="string">
            <text:p>014XXXXXXXX_2000</text:p>
          </table:table-cell>
          <table:table-cell office:value-type="string">
            <text:p>10074</text:p>
          </table:table-cell>
          <table:table-cell office:value-type="string">
            <text:p>PORTO/(AUTO;RESIDENCIAL):NAO_ESCOLHIDO/SINISTRO</text:p>
          </table:table-cell>
          <table:table-cell office:value-type="string">
            <text:p>PORTO</text:p>
          </table:table-cell>
          <table:table-cell office:value-type="string">
            <text:p>(AUTO;RESIDENCIAL):NAO_ESCOLHIDO</text:p>
          </table:table-cell>
          <table:table-cell office:value-type="string">
            <text:p>SINISTRO</text:p>
          </table:table-cell>
          <table:table-cell/>
          <table:table-cell office:value-type="string">
            <text:p>03/10/2025 15:08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8826851851851852</text:p>
          </table:table-cell>
          <table:table-cell office:value-type="float" office:value="4">
            <text:p>4</text:p>
          </table:table-cell>
          <table:table-cell office:value-type="string">
            <text:p>21</text:p>
          </table:table-cell>
          <table:table-cell office:value-type="string">
            <text:p>684038857555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|</text:p>
          </table:table-cell>
          <table:table-cell office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</text:p>
          </table:table-cell>
          <table:table-cell office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|_2000</text:p>
          </table:table-cell>
          <table:table-cell office:value-type="string">
            <text:p>|||||||||||||||63118750049|63118750049|||||||||||||||||||||||||||||||||||||1_Produtos||||||||||||||2||||||</text:p>
          </table:table-cell>
          <table:table-cell office:value-type="string">
            <text:p>Abandono</text:p>
          </table:table-cell>
          <table:table-cell office:value-type="string">
            <text:p>116</text:p>
          </table:table-cell>
          <table:table-cell office:value-type="string">
            <text:p>014XXXXXXXX_2000</text:p>
          </table:table-cell>
          <table:table-cell office:value-type="string">
            <text:p>10943</text:p>
          </table:table-cell>
          <table:table-cell office:value-type="string">
            <text:p>PORTO/(VIDA):NAO_ESCOLHIDO/OUTROS_ASSUNTOS</text:p>
          </table:table-cell>
          <table:table-cell office:value-type="string">
            <text:p>PORTO</text:p>
          </table:table-cell>
          <table:table-cell office:value-type="string">
            <text:p>(VIDA):NAO_ESCOLHIDO</text:p>
          </table:table-cell>
          <table:table-cell office:value-type="string">
            <text:p>OUTROS_ASSUNTOS</text:p>
          </table:table-cell>
          <table:table-cell/>
          <table:table-cell office:value-type="string">
            <text:p>03/10/2025 21:15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6953125</text:p>
          </table:table-cell>
          <table:table-cell office:value-type="float" office:value="4">
            <text:p>4</text:p>
          </table:table-cell>
          <table:table-cell office:value-type="string">
            <text:p>16</text:p>
          </table:table-cell>
          <table:table-cell office:value-type="string">
            <text:p>6840386124822000</text:p>
          </table:table-cell>
          <table:table-cell office:value-type="string">
            <text:p>ASSIST_AUTO_PORTO_PREMIUM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origem_ura|transfere_operacao|,inicio_menu|inicio_menu|registrar_protocolo|protocolo_aberto|perfil_cliente|chamada_api|sucesso_api|chamada_api|sucesso_api|verbaliza_protocolo|transfere_operacao|horario_valido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Transfere_Operacao|Protocolo|Protocolo|Protocolo|Protocolo|Protocolo|Protocolo|Protocolo|,Protocolo|Protocolo|Protocolo|Transfere_Operacao|</text:p>
          </table:table-cell>
          <table:table-cell office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,10647|10073|10858|10866|10071|10733|15589|15631|19062|10002|10008|10945|11034|11035|11521|11525|11523|11529|11041|19109|11002|</text:p>
          </table:table-cell>
          <table:table-cell office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Auto|Sim|Menu_Carro_Casa_Unificado|Identificado|Outros_Servicos|333_Porto|PAT_SOCORRO_NR|Menu_Principal_Dinamico_Auto|Transfere_Operacao|Sim|Sem_Protocolo|Cliente|200|Sucesso|SUCESSO|Sucesso|Nao_Verbaliza|PAT_SOCORRO_NR|Horario_Valido|_2000</text:p>
          </table:table-cell>
          <table:table-cell office:value-type="string">
            <text:p>|||||||||||||||77739116815|77739116815|||||||||||||||||||||||||||||||||2_Produtos||||||||||||||1||1||||6|||||||||||||||</text:p>
          </table:table-cell>
          <table:table-cell office:value-type="string">
            <text:p>Transfere_Operacao</text:p>
          </table:table-cell>
          <table:table-cell office:value-type="string">
            <text:p>96</text:p>
          </table:table-cell>
          <table:table-cell office:value-type="string">
            <text:p>014XXXXXXXX_2000</text:p>
          </table:table-cell>
          <table:table-cell office:value-type="string">
            <text:p>11002</text:p>
          </table:table-cell>
          <table:table-cell office:value-type="string">
            <text:p>PORTO/(AUTO;RESIDENCIAL):AUTO/OUTROS_ASSUNTOS</text:p>
          </table:table-cell>
          <table:table-cell office:value-type="string">
            <text:p>PORTO</text:p>
          </table:table-cell>
          <table:table-cell office:value-type="string">
            <text:p>(AUTO;RESIDENCIAL):AUTO</text:p>
          </table:table-cell>
          <table:table-cell office:value-type="string">
            <text:p>OUTROS_ASSUNTOS</text:p>
          </table:table-cell>
          <table:table-cell office:value-type="string">
            <text:p>PAT_SOCORRO_NR</text:p>
          </table:table-cell>
          <table:table-cell office:value-type="string">
            <text:p>03/10/2025 16:45:NaN</text:p>
          </table:table-cell>
          <table:table-cell office:value-type="float" office:value="45932.86140533565">
            <text:p>45932.86140533565</text:p>
          </table:table-cell>
        </table:table-row>
        <table:table-row>
          <table:table-cell office:value-type="string">
            <text:p>45930.87467592592</text:p>
          </table:table-cell>
          <table:table-cell office:value-type="string">
            <text:p>0.3943171296296296</text:p>
          </table:table-cell>
          <table:table-cell office:value-type="float" office:value="4">
            <text:p>4</text:p>
          </table:table-cell>
          <table:table-cell office:value-type="string">
            <text:p>9</text:p>
          </table:table-cell>
          <table:table-cell office:value-type="string">
            <text:p>6838610201932000</text:p>
          </table:table-cell>
          <table:table-cell office:value-type="string">
            <text:p>URA_SEG_E_ASSIST_PORTO_2000</text:p>
          </table:table-cell>
          <table:table-cell office:value-type="string">
            <text:p>+5599999999999</text:p>
          </table:table-cell>
          <table:table-cell office:value-type="string">
            <text:p>7</text:p>
          </table:table-cell>
          <table:table-cell office:value-type="string">
            <text:p>Seguros_Assistencia</text:p>
          </table:table-cell>
          <table:table-cell office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submenu|transfere_outra_ura|inicio_menu|,transbordo|validacao|saudacao_inicial_porto|validacao|inicio_menu|acionamento_lacuna|mensagem_emergencial|direcionamento_fluxo|direcionamento_fluxo|inicio_menu|inicio_menu|Menu_Identificacao_Publico_Saude|inicio_menu|tipo_documento|documento_validado|validacao|chamada_api_contratos|chamada_api_contratos|chamada_api|sucesso_api|chamada_api_dados|chamada_api_dados|chamada_api|,sucesso_api|validacao_cliente_private|validacao_cliente_premium|chamada_api_sac|chamada_api_sac|chamada_api|sucesso_api|chamada_api_sac|chamada_api_sac|chamada_api|sucesso_api|inicio_menu|</text:p>
          </table:table-cell>
          <table:table-cell office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Produtos_Dinamico_Cliente|Menu_Produtos_Dinamico_Cliente|Transfere_Outras_Uras|Transfere_Operacao|Inicio_Ura_Saude_Unificado|Inicio_Ura_Saude_Unificado|Inicio_Ura_Saude_Unificado|,Roteador_Unico_Lacunas|Roteador_Unico_Lacunas|Roteador_Unico_Lacunas|Roteador_Unico_Lacunas|Inicio_Ura_Saude_Unificado|Menu_Principal|Menu_Principal|Identificacao_Publico_Saude|Menu_Identificacao_Cliente|Menu_Identificacao_Cliente|Menu_Identificacao_Cliente|Menu_Identificacao_Cliente|Menu_Identificacao_Cliente|Menu_Identificacao_Cliente|Menu_Identificacao_Cliente|,Menu_Identificacao_Cliente|Menu_Identificacao_Cliente|Menu_Identificacao_Cliente|Menu_Identificacao_Cliente|Menu_Identificacao_Cliente|Identificacao_Cliente|Menu_Identificacao_Cliente|Menu_Identificacao_Cliente|Menu_Identificacao_Cliente|Menu_Identificacao_Cliente|Menu_Identificacao_Cliente|Menu_Identificacao_Cliente|Menu_Identificacao_Cliente|Menu_Identificacao_Cliente|,Menu_Identificacao_Cliente|Menu_Saude_Odonto|</text:p>
          </table:table-cell>
          <table:table-cell office:value-type="string">
            <text:p>10023|10583|10589|10595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645|10665|23012|10039|12031|10008|10504|11001|10040|11057|11059|12012|12001|10003|10003|14041|10013|50001|50002|11006|15001|15001|11501|11502|15001|15001|11505|11506|11385|11387|15001|15003|11513|11515|15001|15003|11513|11516|10015|</text:p>
          </table:table-cell>
          <table:table-cell office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,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Sem_Direcionamento_333|Seguro|Saldo_Devedor|Menu_Produtos_Dinamico_Cliente|Outros_Assuntos|Saude_Odonto|Ola|Publico_Identificado|Inicio_Ura_Saude_Unificado|Primeiro_Acionamento|Mensagem_Emergencial_Desativada|Roteador_Unico_Lacunas|Identificacao_Prestador|Inicio_Ura_Saude_Unificado|Menu_Principal|Segurado|,Identificacao_Publico_Saude|20077664779|Valido|Pessoa_Fisica|0|Sucesso|200|Sucesso|0|Sucesso|200|Sucesso|Cliente_Private_Nao|Cliente_Premium_Nao|404|Sucesso||Falha|404|Sucesso||Falha|Menu_Identificacao_Cliente|_2000</text:p>
          </table:table-cell>
          <table:table-cell office:value-type="string">
            <text:p>|||||||||||||||20077664779|20077664779|||||||||||||||||||||||||||||||||||||1_Produtos||||||||||||||1|1||||||||||||||1|||20077664779|||||||||||||||||||||</text:p>
          </table:table-cell>
          <table:table-cell office:value-type="string">
            <text:p>Abandono</text:p>
          </table:table-cell>
          <table:table-cell office:value-type="string">
            <text:p>97</text:p>
          </table:table-cell>
          <table:table-cell office:value-type="string">
            <text:p>014XXXXXXXX_2000</text:p>
          </table:table-cell>
          <table:table-cell office:value-type="string">
            <text:p>10015</text:p>
          </table:table-cell>
          <table:table-cell office:value-type="string">
            <text:p>SAUDE</text:p>
          </table:table-cell>
          <table:table-cell office:value-type="string">
            <text:p>SAUDE</text:p>
          </table:table-cell>
          <table:table-cell/>
          <table:table-cell/>
          <table:table-cell/>
          <table:table-cell office:value-type="string">
            <text:p>03/10/2025 09:47:NaN</text:p>
          </table:table-cell>
          <table:table-cell office:value-type="float" office:value="45932.86140533565">
            <text:p>45932.861405335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